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paragraph-rsid="0011f592"/>
    </style:style>
    <style:style style:name="P2" style:family="paragraph" style:parent-style-name="Heading_20_3">
      <style:text-properties officeooo:paragraph-rsid="0011f592"/>
    </style:style>
    <style:style style:name="P3" style:family="paragraph" style:parent-style-name="Text_20_body">
      <style:paragraph-properties fo:margin-left="0in" fo:margin-right="0in" fo:text-indent="0in" style:auto-text-indent="false"/>
      <style:text-properties officeooo:paragraph-rsid="0011f592"/>
    </style:style>
    <style:style style:name="P4" style:family="paragraph" style:parent-style-name="Text_20_body" style:list-style-name="L1">
      <style:text-properties fo:color="#000000" loext:opacity="100%" officeooo:paragraph-rsid="0011f592"/>
    </style:style>
    <style:style style:name="P5" style:family="paragraph" style:parent-style-name="Text_20_body" style:list-style-name="L1">
      <style:text-properties officeooo:rsid="2a61a964" officeooo:paragraph-rsid="0011f592"/>
    </style:style>
    <style:style style:name="P6" style:family="paragraph" style:parent-style-name="Text_20_body" style:list-style-name="L1">
      <style:text-properties officeooo:rsid="2a634e93" officeooo:paragraph-rsid="0011f592"/>
    </style:style>
    <style:style style:name="P7" style:family="paragraph" style:parent-style-name="Text_20_body" style:list-style-name="L2">
      <style:text-properties officeooo:rsid="2a91e46b" officeooo:paragraph-rsid="0011f592"/>
    </style:style>
    <style:style style:name="P8" style:family="paragraph" style:parent-style-name="Text_20_body" style:list-style-name="L2">
      <style:text-properties officeooo:rsid="2a92c1b8" officeooo:paragraph-rsid="0011f592"/>
    </style:style>
    <style:style style:name="P9" style:family="paragraph" style:parent-style-name="Text_20_body">
      <style:paragraph-properties fo:margin-left="0in" fo:margin-right="0in" fo:text-indent="0in" style:auto-text-indent="false"/>
      <style:text-properties officeooo:rsid="00144568" officeooo:paragraph-rsid="0011f592"/>
    </style:style>
    <style:style style:name="P10" style:family="paragraph" style:parent-style-name="Heading_20_4">
      <style:text-properties officeooo:paragraph-rsid="0011f592"/>
    </style:style>
    <style:style style:name="P11" style:family="paragraph" style:parent-style-name="Heading_20_5">
      <style:text-properties officeooo:paragraph-rsid="0011f592"/>
    </style:style>
    <style:style style:name="P12" style:family="paragraph" style:parent-style-name="Text_20_body">
      <style:text-properties officeooo:paragraph-rsid="0011f592"/>
    </style:style>
    <style:style style:name="P13" style:family="paragraph" style:parent-style-name="Heading_20_6">
      <style:text-properties officeooo:paragraph-rsid="0011f592"/>
    </style:style>
    <style:style style:name="P14" style:family="paragraph" style:parent-style-name="Text_20_body" style:list-style-name="L3">
      <style:text-properties officeooo:rsid="46dbd937" officeooo:paragraph-rsid="0011f592"/>
    </style:style>
    <style:style style:name="P15" style:family="paragraph" style:parent-style-name="Text_20_body" style:list-style-name="L3">
      <style:text-properties officeooo:rsid="46dd2112" officeooo:paragraph-rsid="0011f592"/>
    </style:style>
    <style:style style:name="P16" style:family="paragraph" style:parent-style-name="Text_20_body">
      <style:text-properties fo:font-weight="bold" officeooo:rsid="46d38631" officeooo:paragraph-rsid="0011f592" style:font-weight-asian="bold" style:font-weight-complex="bold"/>
    </style:style>
    <style:style style:name="P17" style:family="paragraph" style:parent-style-name="Text_20_body" style:list-style-name="L4">
      <style:text-properties officeooo:rsid="46d38631" officeooo:paragraph-rsid="0011f592"/>
    </style:style>
    <style:style style:name="P18" style:family="paragraph" style:parent-style-name="Text_20_body">
      <style:text-properties officeooo:rsid="16f7f12f" officeooo:paragraph-rsid="0011f592"/>
    </style:style>
    <style:style style:name="P19" style:family="paragraph" style:parent-style-name="Text_20_body" style:list-style-name="L5">
      <style:text-properties officeooo:rsid="46d52629" officeooo:paragraph-rsid="0011f592"/>
    </style:style>
    <style:style style:name="P20" style:family="paragraph" style:parent-style-name="Text_20_body" style:list-style-name="L5">
      <style:text-properties officeooo:rsid="16f99c16" officeooo:paragraph-rsid="0011f592"/>
    </style:style>
    <style:style style:name="P21" style:family="paragraph" style:parent-style-name="Text_20_body" style:list-style-name="L5">
      <style:text-properties officeooo:rsid="16fb3266" officeooo:paragraph-rsid="0011f592"/>
    </style:style>
    <style:style style:name="P22" style:family="paragraph" style:parent-style-name="Text_20_body" style:list-style-name="L5">
      <style:text-properties officeooo:rsid="2a7aa09c" officeooo:paragraph-rsid="0011f592"/>
    </style:style>
    <style:style style:name="P23" style:family="paragraph" style:parent-style-name="Text_20_body" style:list-style-name="L4">
      <style:text-properties style:text-underline-style="none" fo:font-weight="normal" officeooo:rsid="46d38631" officeooo:paragraph-rsid="0011f592" style:font-weight-asian="normal" style:font-weight-complex="normal"/>
    </style:style>
    <style:style style:name="P24" style:family="paragraph" style:parent-style-name="Text_20_body" style:list-style-name="L6">
      <style:text-properties officeooo:rsid="16fcb9c6" officeooo:paragraph-rsid="0011f592"/>
    </style:style>
    <style:style style:name="P25" style:family="paragraph" style:parent-style-name="Text_20_body" style:list-style-name="L6">
      <style:text-properties fo:font-weight="normal" officeooo:rsid="46d52629" officeooo:paragraph-rsid="0011f592" style:font-weight-asian="normal" style:font-weight-complex="normal"/>
    </style:style>
    <style:style style:name="P26" style:family="paragraph" style:parent-style-name="Text_20_body" style:list-style-name="L6">
      <style:text-properties officeooo:rsid="46d52629" officeooo:paragraph-rsid="0011f592"/>
    </style:style>
    <style:style style:name="P27" style:family="paragraph" style:parent-style-name="Text_20_body" style:list-style-name="L6">
      <style:text-properties officeooo:paragraph-rsid="0011f592"/>
    </style:style>
    <style:style style:name="P28" style:family="paragraph" style:parent-style-name="Text_20_body" style:list-style-name="L6">
      <style:text-properties officeooo:rsid="2a7aa09c" officeooo:paragraph-rsid="0011f592"/>
    </style:style>
    <style:style style:name="P29" style:family="paragraph" style:parent-style-name="Text_20_body" style:list-style-name="L6">
      <style:text-properties officeooo:rsid="46d60d58" officeooo:paragraph-rsid="0011f592"/>
    </style:style>
    <style:style style:name="P30" style:family="paragraph" style:parent-style-name="Text_20_body" style:list-style-name="L6">
      <style:text-properties officeooo:rsid="46d6218d" officeooo:paragraph-rsid="0011f592"/>
    </style:style>
    <style:style style:name="P31" style:family="paragraph" style:parent-style-name="Text_20_body" style:list-style-name="L6">
      <style:text-properties officeooo:rsid="46d38631" officeooo:paragraph-rsid="0011f592"/>
    </style:style>
    <style:style style:name="P32" style:family="paragraph" style:parent-style-name="Text_20_body" style:list-style-name="L6">
      <style:text-properties officeooo:rsid="46d7e22f" officeooo:paragraph-rsid="0011f592"/>
    </style:style>
    <style:style style:name="P33" style:family="paragraph" style:parent-style-name="Text_20_body" style:list-style-name="L7">
      <style:text-properties fo:color="#000000" loext:opacity="100%" officeooo:rsid="46da42f9" officeooo:paragraph-rsid="0011f592"/>
    </style:style>
    <style:style style:name="P34" style:family="paragraph" style:parent-style-name="Text_20_body" style:list-style-name="L7">
      <style:text-properties officeooo:paragraph-rsid="0011f592"/>
    </style:style>
    <style:style style:name="P35" style:family="paragraph" style:parent-style-name="Text_20_body" style:list-style-name="L8">
      <style:text-properties officeooo:rsid="46e2f9ee" officeooo:paragraph-rsid="0011f592"/>
    </style:style>
    <style:style style:name="P36" style:family="paragraph" style:parent-style-name="Text_20_body" style:list-style-name="L9">
      <style:text-properties officeooo:rsid="46dd98b6" officeooo:paragraph-rsid="0011f592"/>
    </style:style>
    <style:style style:name="P37" style:family="paragraph" style:parent-style-name="Text_20_body" style:list-style-name="L9">
      <style:text-properties officeooo:paragraph-rsid="0011f592"/>
    </style:style>
    <style:style style:name="P38" style:family="paragraph" style:parent-style-name="Text_20_body" style:list-style-name="L10">
      <style:text-properties officeooo:rsid="46de4e35" officeooo:paragraph-rsid="0011f592"/>
    </style:style>
    <style:style style:name="P39" style:family="paragraph" style:parent-style-name="Text_20_body">
      <style:text-properties officeooo:rsid="46e1a91d" officeooo:paragraph-rsid="0011f592"/>
    </style:style>
    <style:style style:name="P40" style:family="paragraph" style:parent-style-name="Text_20_body" style:list-style-name="L11">
      <style:text-properties fo:color="#000000" loext:opacity="100%" fo:font-weight="normal" officeooo:rsid="46e1a91d" officeooo:paragraph-rsid="0011f592" style:font-weight-asian="normal" style:font-weight-complex="normal"/>
    </style:style>
    <style:style style:name="P41" style:family="paragraph" style:parent-style-name="Heading_20_5">
      <style:text-properties fo:color="#2a6099" loext:opacity="100%" officeooo:paragraph-rsid="0011f592"/>
    </style:style>
    <style:style style:name="P42" style:family="paragraph" style:parent-style-name="Text_20_body" style:list-style-name="L12">
      <style:text-properties officeooo:rsid="46de4e35" officeooo:paragraph-rsid="0011f592"/>
    </style:style>
    <style:style style:name="P43" style:family="paragraph" style:parent-style-name="Text_20_body" style:list-style-name="L12">
      <style:text-properties officeooo:rsid="46e2f9ee" officeooo:paragraph-rsid="0011f592"/>
    </style:style>
    <style:style style:name="P44" style:family="paragraph" style:parent-style-name="Text_20_body" style:list-style-name="L13">
      <style:text-properties officeooo:paragraph-rsid="0011f592"/>
    </style:style>
    <style:style style:name="P45" style:family="paragraph" style:parent-style-name="Text_20_body" style:list-style-name="L13">
      <style:text-properties officeooo:rsid="2a8b6e9c" officeooo:paragraph-rsid="0011f592"/>
    </style:style>
    <style:style style:name="P46" style:family="paragraph" style:parent-style-name="Heading_20_4" style:list-style-name="">
      <style:text-properties officeooo:rsid="46e1a91d" officeooo:paragraph-rsid="0011f592"/>
    </style:style>
    <style:style style:name="P47" style:family="paragraph" style:parent-style-name="Text_20_body" style:list-style-name="L14">
      <style:text-properties officeooo:paragraph-rsid="0011f592"/>
    </style:style>
    <style:style style:name="P48" style:family="paragraph" style:parent-style-name="Text_20_body">
      <style:text-properties fo:color="#000000" loext:opacity="100%" officeooo:rsid="46e31b7d" officeooo:paragraph-rsid="0011f592"/>
    </style:style>
    <style:style style:name="P49" style:family="paragraph" style:parent-style-name="Text_20_body" style:list-style-name="L15">
      <style:text-properties officeooo:paragraph-rsid="0011f592"/>
    </style:style>
    <style:style style:name="P50" style:family="paragraph" style:parent-style-name="Text_20_body">
      <style:text-properties fo:color="#2a6099" loext:opacity="100%" officeooo:rsid="46eb2d8d" officeooo:paragraph-rsid="0011f592"/>
    </style:style>
    <style:style style:name="P51" style:family="paragraph" style:parent-style-name="Text_20_body" style:list-style-name="L16">
      <style:text-properties officeooo:rsid="46eb2d8d" officeooo:paragraph-rsid="0011f592"/>
    </style:style>
    <style:style style:name="P52" style:family="paragraph" style:parent-style-name="Text_20_body" style:list-style-name="L16">
      <style:text-properties officeooo:rsid="46eb33ad" officeooo:paragraph-rsid="0011f592"/>
    </style:style>
    <style:style style:name="P53" style:family="paragraph" style:parent-style-name="Text_20_body" style:list-style-name="L15">
      <style:text-properties officeooo:rsid="46e65424" officeooo:paragraph-rsid="0011f592"/>
    </style:style>
    <style:style style:name="P54" style:family="paragraph" style:parent-style-name="Text_20_body" style:list-style-name="L15">
      <style:text-properties officeooo:rsid="46e67fff" officeooo:paragraph-rsid="0011f592"/>
    </style:style>
    <style:style style:name="P55" style:family="paragraph" style:parent-style-name="Text_20_body">
      <style:text-properties fo:color="#2a6099" loext:opacity="100%" officeooo:rsid="46e87a10" officeooo:paragraph-rsid="0011f592"/>
    </style:style>
    <style:style style:name="P56" style:family="paragraph" style:parent-style-name="Text_20_body" style:list-style-name="L17">
      <style:text-properties officeooo:rsid="46e87a10" officeooo:paragraph-rsid="0011f592"/>
    </style:style>
    <style:style style:name="P57" style:family="paragraph" style:parent-style-name="Text_20_body" style:list-style-name="L17">
      <style:text-properties officeooo:paragraph-rsid="0011f592"/>
    </style:style>
    <style:style style:name="P58" style:family="paragraph" style:parent-style-name="Text_20_body" style:list-style-name="L17">
      <style:text-properties officeooo:rsid="2a8f54f4" officeooo:paragraph-rsid="0011f592"/>
    </style:style>
    <style:style style:name="P59" style:family="paragraph" style:parent-style-name="Heading_20_5">
      <style:text-properties fo:color="#000000" loext:opacity="100%" officeooo:paragraph-rsid="0011f592"/>
    </style:style>
    <style:style style:name="P60" style:family="paragraph" style:parent-style-name="Text_20_body" style:list-style-name="L18">
      <style:text-properties fo:color="#000000" loext:opacity="100%" officeooo:rsid="46e4f706" officeooo:paragraph-rsid="0011f592"/>
    </style:style>
    <style:style style:name="P61" style:family="paragraph" style:parent-style-name="Text_20_body" style:list-style-name="L18">
      <style:text-properties officeooo:rsid="46e4f706" officeooo:paragraph-rsid="0011f592"/>
    </style:style>
    <style:style style:name="P62" style:family="paragraph" style:parent-style-name="Text_20_body" style:list-style-name="L19">
      <style:text-properties fo:color="#000000" loext:opacity="100%" officeooo:rsid="2a8365c0" officeooo:paragraph-rsid="0011f592"/>
    </style:style>
    <style:style style:name="P63" style:family="paragraph" style:parent-style-name="Text_20_body" style:list-style-name="L19">
      <style:text-properties officeooo:paragraph-rsid="0011f592"/>
    </style:style>
    <style:style style:name="P64" style:family="paragraph" style:parent-style-name="Text_20_body" style:list-style-name="L19">
      <style:text-properties officeooo:rsid="16fe9d2b" officeooo:paragraph-rsid="0011f592"/>
    </style:style>
    <style:style style:name="P65" style:family="paragraph" style:parent-style-name="Heading_20_3" style:list-style-name="">
      <style:text-properties officeooo:paragraph-rsid="0011f592"/>
    </style:style>
    <style:style style:name="P66" style:family="paragraph" style:parent-style-name="Heading_20_5">
      <style:text-properties fo:color="#c9211e" loext:opacity="100%" officeooo:paragraph-rsid="0011f592"/>
    </style:style>
    <style:style style:name="P67" style:family="paragraph" style:parent-style-name="Text_20_body" style:list-style-name="L20">
      <style:text-properties officeooo:rsid="16f7f12f" officeooo:paragraph-rsid="0011f592"/>
    </style:style>
    <style:style style:name="P68" style:family="paragraph" style:parent-style-name="Text_20_body" style:list-style-name="L20">
      <style:text-properties fo:color="#000000" loext:opacity="100%" officeooo:rsid="46ed54dd" officeooo:paragraph-rsid="0011f592"/>
    </style:style>
    <style:style style:name="P69" style:family="paragraph" style:parent-style-name="Text_20_body" style:list-style-name="L21">
      <style:text-properties officeooo:rsid="46ed54dd" officeooo:paragraph-rsid="0011f592"/>
    </style:style>
    <style:style style:name="P70" style:family="paragraph" style:parent-style-name="Text_20_body" style:list-style-name="L21">
      <style:text-properties officeooo:rsid="46ed937c" officeooo:paragraph-rsid="0011f592"/>
    </style:style>
    <style:style style:name="P71" style:family="paragraph" style:parent-style-name="Text_20_body" style:list-style-name="L22">
      <style:text-properties officeooo:rsid="46ed937c" officeooo:paragraph-rsid="0011f592"/>
    </style:style>
    <style:style style:name="P72" style:family="paragraph" style:parent-style-name="Text_20_body" style:list-style-name="L23">
      <style:text-properties officeooo:rsid="46ed937c" officeooo:paragraph-rsid="0011f592"/>
    </style:style>
    <style:style style:name="P73" style:family="paragraph" style:parent-style-name="Text_20_body" style:list-style-name="L23">
      <style:text-properties officeooo:paragraph-rsid="0011f592"/>
    </style:style>
    <style:style style:name="P74" style:family="paragraph" style:parent-style-name="Text_20_body" style:list-style-name="L23">
      <style:text-properties fo:color="#000000" loext:opacity="100%" fo:font-weight="normal" officeooo:rsid="46ed937c" officeooo:paragraph-rsid="0011f592" style:font-weight-asian="normal" style:font-weight-complex="normal"/>
    </style:style>
    <style:style style:name="P75" style:family="paragraph" style:parent-style-name="Heading_20_7">
      <style:text-properties officeooo:paragraph-rsid="0011f592"/>
    </style:style>
    <style:style style:name="P76" style:family="paragraph" style:parent-style-name="Text_20_body" style:list-style-name="L24">
      <style:text-properties officeooo:paragraph-rsid="0011f592"/>
    </style:style>
    <style:style style:name="P77" style:family="paragraph" style:parent-style-name="Text_20_body">
      <style:text-properties officeooo:rsid="16fe9d2b" officeooo:paragraph-rsid="0011f592"/>
    </style:style>
    <style:style style:name="P78" style:family="paragraph" style:parent-style-name="Text_20_body" style:list-style-name="L13">
      <style:text-properties officeooo:rsid="16fe9d2b" officeooo:paragraph-rsid="0011f592"/>
    </style:style>
    <style:style style:name="P79" style:family="paragraph" style:parent-style-name="Text_20_body" style:list-style-name="L13">
      <style:text-properties fo:color="#000000" loext:opacity="100%" officeooo:paragraph-rsid="0011f592"/>
    </style:style>
    <style:style style:name="P80" style:family="paragraph" style:parent-style-name="Text_20_body">
      <style:text-properties fo:color="#000000" loext:opacity="100%" officeooo:rsid="2a795e69" officeooo:paragraph-rsid="0011f592"/>
    </style:style>
    <style:style style:name="P81" style:family="paragraph" style:parent-style-name="Text_20_body" style:list-style-name="L13">
      <style:text-properties fo:color="#000000" loext:opacity="100%" officeooo:rsid="2a795e69" officeooo:paragraph-rsid="0011f592"/>
    </style:style>
    <style:style style:name="P82" style:family="paragraph" style:parent-style-name="Text_20_body" style:list-style-name="L13">
      <style:text-properties fo:color="#000000" loext:opacity="100%" officeooo:rsid="2a5b3ed5" officeooo:paragraph-rsid="0011f592"/>
    </style:style>
    <style:style style:name="P83" style:family="paragraph" style:parent-style-name="Text_20_body" style:list-style-name="L13">
      <style:text-properties fo:color="#000000" loext:opacity="100%" officeooo:rsid="2a77b55e" officeooo:paragraph-rsid="0011f592"/>
    </style:style>
    <style:style style:name="P84" style:family="paragraph" style:parent-style-name="Text_20_body" style:list-style-name="L25">
      <style:text-properties officeooo:paragraph-rsid="0011f592"/>
    </style:style>
    <style:style style:name="P85" style:family="paragraph" style:parent-style-name="Text_20_body" style:list-style-name="L25">
      <style:text-properties officeooo:rsid="46f62bc4" officeooo:paragraph-rsid="0011f592"/>
    </style:style>
    <style:style style:name="T1" style:family="text">
      <style:text-properties fo:color="#000000" loext:opacity="100%" fo:font-weight="bold" style:font-weight-asian="bold" style:font-weight-complex="bold"/>
    </style:style>
    <style:style style:name="T2" style:family="text">
      <style:text-properties fo:color="#000000" loext:opacity="100%" fo:font-weight="bold" officeooo:rsid="00144568" style:font-weight-asian="bold" style:font-weight-complex="bold"/>
    </style:style>
    <style:style style:name="T3" style:family="text">
      <style:text-properties fo:color="#2a6099" loext:opacity="100%"/>
    </style:style>
    <style:style style:name="T4" style:family="text">
      <style:text-properties officeooo:rsid="46d2dd59"/>
    </style:style>
    <style:style style:name="T5" style:family="text">
      <style:text-properties fo:color="#127622" loext:opacity="100%" fo:font-weight="bold" style:font-weight-asian="bold" style:font-weight-complex="bold"/>
    </style:style>
    <style:style style:name="T6" style:family="text">
      <style:text-properties fo:color="#ff972f" loext:opacity="100%" fo:font-weight="bold" officeooo:rsid="2a92c1b8" style:font-weight-asian="bold" style:font-weight-complex="bold"/>
    </style:style>
    <style:style style:name="T7" style:family="text">
      <style:text-properties fo:color="#ff972f" loext:opacity="100%" fo:font-weight="bold" officeooo:rsid="46dbd937" style:font-weight-asian="bold" style:font-weight-complex="bold"/>
    </style:style>
    <style:style style:name="T8" style:family="text">
      <style:text-properties fo:color="#ff972f" loext:opacity="100%" fo:font-weight="bold" style:font-weight-asian="bold" style:font-weight-complex="bold"/>
    </style:style>
    <style:style style:name="T9" style:family="text">
      <style:text-properties officeooo:rsid="46dbd937"/>
    </style:style>
    <style:style style:name="T10" style:family="text">
      <style:text-properties fo:color="#2a6099" loext:opacity="100%" fo:font-weight="normal" style:font-weight-asian="normal" style:font-weight-complex="normal"/>
    </style:style>
    <style:style style:name="T11" style:family="text">
      <style:text-properties officeooo:rsid="46dd98b6"/>
    </style:style>
    <style:style style:name="T12" style:family="text">
      <style:text-properties fo:color="#c9211e" loext:opacity="100%"/>
    </style:style>
    <style:style style:name="T13" style:family="text">
      <style:text-properties fo:font-weight="bold" style:font-weight-asian="bold" style:font-weight-complex="bold"/>
    </style:style>
    <style:style style:name="T14" style:family="text">
      <style:text-properties fo:font-weight="bold" officeooo:rsid="46dd2112" style:font-weight-asian="bold" style:font-weight-complex="bold"/>
    </style:style>
    <style:style style:name="T15" style:family="text">
      <style:text-properties officeooo:rsid="46dd2112"/>
    </style:style>
    <style:style style:name="T16" style:family="text">
      <style:text-properties style:text-underline-style="solid" style:text-underline-width="auto" style:text-underline-color="font-color"/>
    </style:style>
    <style:style style:name="T17" style:family="text">
      <style:text-properties officeooo:rsid="46d52629"/>
    </style:style>
    <style:style style:name="T18" style:family="text">
      <style:text-properties fo:font-weight="normal" officeooo:rsid="2a7aa09c" style:font-weight-asian="normal" style:font-weight-complex="normal"/>
    </style:style>
    <style:style style:name="T19" style:family="text">
      <style:text-properties fo:font-weight="normal" style:font-weight-asian="normal" style:font-weight-complex="normal"/>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fo:font-weight="bold" officeooo:rsid="46d52629" style:font-weight-asian="bold" style:font-weight-complex="bold"/>
    </style:style>
    <style:style style:name="T23" style:family="text">
      <style:text-properties fo:font-weight="normal" officeooo:rsid="46d52629" style:font-weight-asian="normal" style:font-weight-complex="normal"/>
    </style:style>
    <style:style style:name="T24" style:family="text">
      <style:text-properties fo:color="#c9211e" loext:opacity="100%" fo:font-weight="normal" officeooo:rsid="46d52629" style:font-weight-asian="normal" style:font-weight-complex="normal"/>
    </style:style>
    <style:style style:name="T25" style:family="text">
      <style:text-properties fo:color="#127622" loext:opacity="100%" fo:font-weight="bold" officeooo:rsid="46d38631" style:font-weight-asian="bold" style:font-weight-complex="bold"/>
    </style:style>
    <style:style style:name="T26" style:family="text">
      <style:text-properties fo:color="#000000" loext:opacity="100%" fo:font-weight="bold" officeooo:rsid="46d6218d" style:font-weight-asian="bold" style:font-weight-complex="bold"/>
    </style:style>
    <style:style style:name="T27" style:family="text">
      <style:text-properties officeooo:rsid="2a7bc9ce"/>
    </style:style>
    <style:style style:name="T28" style:family="text">
      <style:text-properties officeooo:rsid="46d60d58"/>
    </style:style>
    <style:style style:name="T29" style:family="text">
      <style:text-properties fo:color="#000000" loext:opacity="100%" style:text-underline-style="solid" style:text-underline-width="auto" style:text-underline-color="font-color" officeooo:rsid="2a7bc9ce"/>
    </style:style>
    <style:style style:name="T30" style:family="text">
      <style:text-properties fo:color="#000000" loext:opacity="100%" style:text-underline-style="none" officeooo:rsid="46d60d58"/>
    </style:style>
    <style:style style:name="T31" style:family="text">
      <style:text-properties fo:color="#ff972f" loext:opacity="100%" fo:font-weight="bold" officeooo:rsid="46d38631" style:font-weight-asian="bold" style:font-weight-complex="bold"/>
    </style:style>
    <style:style style:name="T32" style:family="text">
      <style:text-properties fo:font-weight="bold" officeooo:rsid="46d38631" style:font-weight-asian="bold" style:font-weight-complex="bold"/>
    </style:style>
    <style:style style:name="T33" style:family="text">
      <style:text-properties fo:font-weight="normal" officeooo:rsid="46d38631" style:font-weight-asian="normal" style:font-weight-complex="normal"/>
    </style:style>
    <style:style style:name="T34" style:family="text">
      <style:text-properties style:text-underline-style="solid" style:text-underline-width="auto" style:text-underline-color="font-color" officeooo:rsid="46d60d58"/>
    </style:style>
    <style:style style:name="T35" style:family="text">
      <style:text-properties officeooo:rsid="46d7e22f"/>
    </style:style>
    <style:style style:name="T36" style:family="text">
      <style:text-properties style:text-underline-style="solid" style:text-underline-width="auto" style:text-underline-color="font-color" officeooo:rsid="46d7e22f"/>
    </style:style>
    <style:style style:name="T37" style:family="text">
      <style:text-properties officeooo:rsid="46d6218d"/>
    </style:style>
    <style:style style:name="T38" style:family="text">
      <style:text-properties style:text-underline-style="solid" style:text-underline-width="auto" style:text-underline-color="font-color" officeooo:rsid="46d6218d"/>
    </style:style>
    <style:style style:name="T39" style:family="text">
      <style:text-properties fo:color="#2a6099" loext:opacity="100%" fo:font-weight="normal" officeooo:rsid="00144568" style:font-weight-asian="normal" style:font-weight-complex="normal"/>
    </style:style>
    <style:style style:name="T40" style:family="text">
      <style:text-properties fo:color="#c9211e" loext:opacity="100%" fo:font-weight="normal" officeooo:rsid="00144568" style:font-weight-asian="normal" style:font-weight-complex="normal"/>
    </style:style>
    <style:style style:name="T41" style:family="text">
      <style:text-properties fo:color="#000000" loext:opacity="100%" officeooo:rsid="46da42f9"/>
    </style:style>
    <style:style style:name="T42" style:family="text">
      <style:text-properties fo:color="#000000" loext:opacity="100%" style:text-underline-style="none" fo:font-weight="normal" officeooo:rsid="46da42f9" style:font-weight-asian="normal" style:font-weight-complex="normal"/>
    </style:style>
    <style:style style:name="T43" style:family="text">
      <style:text-properties fo:color="#c9211e" loext:opacity="100%" style:text-underline-style="none" fo:font-weight="normal" officeooo:rsid="46da42f9" style:font-weight-asian="normal" style:font-weight-complex="normal"/>
    </style:style>
    <style:style style:name="T44" style:family="text">
      <style:text-properties officeooo:rsid="46d38631"/>
    </style:style>
    <style:style style:name="T45" style:family="text">
      <style:text-properties officeooo:rsid="46da42f9"/>
    </style:style>
    <style:style style:name="T46" style:family="text">
      <style:text-properties officeooo:rsid="2a75e1af"/>
    </style:style>
    <style:style style:name="T47" style:family="text">
      <style:text-properties officeooo:rsid="2a7ed2b0"/>
    </style:style>
    <style:style style:name="T48" style:family="text">
      <style:text-properties officeooo:rsid="46e67fff"/>
    </style:style>
    <style:style style:name="T49" style:family="text">
      <style:text-properties officeooo:rsid="46e31b7d"/>
    </style:style>
    <style:style style:name="T50" style:family="text">
      <style:text-properties fo:font-weight="bold" officeooo:rsid="16f7f12f" style:font-weight-asian="bold" style:font-weight-complex="bold"/>
    </style:style>
    <style:style style:name="T51" style:family="text">
      <style:text-properties officeooo:rsid="16f7f12f"/>
    </style:style>
    <style:style style:name="T52" style:family="text">
      <style:text-properties fo:color="#2a6099" loext:opacity="100%" officeooo:rsid="16f7f12f"/>
    </style:style>
    <style:style style:name="T53" style:family="text">
      <style:text-properties fo:color="#c9211e" loext:opacity="100%" officeooo:rsid="16f7f12f"/>
    </style:style>
    <style:style style:name="T54" style:family="text">
      <style:text-properties fo:font-weight="normal" officeooo:rsid="16f7f12f" style:font-weight-asian="normal" style:font-weight-complex="normal"/>
    </style:style>
    <style:style style:name="T55" style:family="text">
      <style:text-properties fo:color="#2a6099" loext:opacity="100%" fo:font-weight="normal" officeooo:rsid="16f7f12f" style:font-weight-asian="normal" style:font-weight-complex="normal"/>
    </style:style>
    <style:style style:name="T56" style:family="text">
      <style:text-properties fo:color="#c9211e" loext:opacity="100%" fo:font-weight="normal" officeooo:rsid="16f7f12f" style:font-weight-asian="normal" style:font-weight-complex="normal"/>
    </style:style>
    <style:style style:name="T57" style:family="text">
      <style:text-properties fo:color="#c9211e" loext:opacity="100%" fo:font-weight="normal" officeooo:rsid="46de4e35" style:font-weight-asian="normal" style:font-weight-complex="normal"/>
    </style:style>
    <style:style style:name="T58" style:family="text">
      <style:text-properties officeooo:rsid="46de4e35"/>
    </style:style>
    <style:style style:name="T59" style:family="text">
      <style:text-properties officeooo:rsid="46e1a91d"/>
    </style:style>
    <style:style style:name="T60" style:family="text">
      <style:text-properties fo:color="#000000" loext:opacity="100%" fo:font-weight="normal" style:font-weight-asian="normal" style:font-weight-complex="normal"/>
    </style:style>
    <style:style style:name="T61" style:family="text">
      <style:text-properties fo:color="#000000" loext:opacity="100%"/>
    </style:style>
    <style:style style:name="T62" style:family="text">
      <style:text-properties fo:color="#000000" loext:opacity="100%" officeooo:rsid="46de56bd"/>
    </style:style>
    <style:style style:name="T63" style:family="text">
      <style:text-properties fo:color="#000000" loext:opacity="100%" fo:font-weight="bold" officeooo:rsid="16f7f12f" style:font-weight-asian="bold" style:font-weight-complex="bold"/>
    </style:style>
    <style:style style:name="T64" style:family="text">
      <style:text-properties fo:color="#000000" loext:opacity="100%" officeooo:rsid="16f7f12f"/>
    </style:style>
    <style:style style:name="T65" style:family="text">
      <style:text-properties fo:color="#c9211e" loext:opacity="100%" style:text-underline-style="solid" style:text-underline-width="auto" style:text-underline-color="font-color" officeooo:rsid="2a74be06"/>
    </style:style>
    <style:style style:name="T66" style:family="text">
      <style:text-properties fo:color="#c9211e" loext:opacity="100%" officeooo:rsid="2a74be06"/>
    </style:style>
    <style:style style:name="T67" style:family="text">
      <style:text-properties fo:color="#2a6099" loext:opacity="100%" officeooo:rsid="2a74be06"/>
    </style:style>
    <style:style style:name="T68" style:family="text">
      <style:text-properties fo:color="#000000" loext:opacity="100%" style:text-underline-style="none" officeooo:rsid="2a8b6e9c"/>
    </style:style>
    <style:style style:name="T69" style:family="text">
      <style:text-properties fo:color="#000000" loext:opacity="100%" style:text-underline-style="none" fo:font-weight="bold" style:font-weight-asian="bold" style:font-weight-complex="bold"/>
    </style:style>
    <style:style style:name="T70" style:family="text">
      <style:text-properties fo:color="#000000" loext:opacity="100%" style:text-underline-style="none"/>
    </style:style>
    <style:style style:name="T71" style:family="text">
      <style:text-properties fo:color="#ff972f" loext:opacity="100%" fo:font-weight="bold" officeooo:rsid="46df6047" style:font-weight-asian="bold" style:font-weight-complex="bold"/>
    </style:style>
    <style:style style:name="T72" style:family="text">
      <style:text-properties fo:color="#000000" loext:opacity="100%" style:text-underline-style="none" fo:font-weight="normal" officeooo:rsid="2a6e91bb" style:font-weight-asian="normal" style:font-weight-complex="normal"/>
    </style:style>
    <style:style style:name="T73" style:family="text">
      <style:text-properties fo:color="#000000" loext:opacity="100%" style:text-underline-style="solid" style:text-underline-width="auto" style:text-underline-color="font-color" fo:font-weight="normal" officeooo:rsid="2a6e91bb" style:font-weight-asian="normal" style:font-weight-complex="normal"/>
    </style:style>
    <style:style style:name="T74" style:family="text">
      <style:text-properties fo:color="#000000" loext:opacity="100%" style:text-underline-style="none" fo:font-weight="normal" officeooo:rsid="2a7d6e99" style:font-weight-asian="normal" style:font-weight-complex="normal"/>
    </style:style>
    <style:style style:name="T75" style:family="text">
      <style:text-properties fo:color="#000000" loext:opacity="100%" style:text-underline-style="none" fo:font-weight="normal" officeooo:rsid="46df6047" style:font-weight-asian="normal" style:font-weight-complex="normal"/>
    </style:style>
    <style:style style:name="T76" style:family="text">
      <style:text-properties fo:color="#c9211e" loext:opacity="100%" style:text-underline-style="none" fo:font-weight="normal" officeooo:rsid="16f7f12f" style:font-weight-asian="normal" style:font-weight-complex="normal"/>
    </style:style>
    <style:style style:name="T77" style:family="text">
      <style:text-properties fo:color="#000000" loext:opacity="100%" style:text-underline-style="none" fo:font-weight="normal" officeooo:rsid="2a7ed2b0" style:font-weight-asian="normal" style:font-weight-complex="normal"/>
    </style:style>
    <style:style style:name="T78" style:family="text">
      <style:text-properties fo:color="#c9211e" loext:opacity="100%" style:text-underline-style="none" fo:font-weight="normal" officeooo:rsid="46de4e35" style:font-weight-asian="normal" style:font-weight-complex="normal"/>
    </style:style>
    <style:style style:name="T79" style:family="text">
      <style:text-properties fo:color="#000000" loext:opacity="100%" style:text-underline-style="none" fo:font-weight="bold" officeooo:rsid="46df6047" style:font-weight-asian="bold" style:font-weight-complex="bold"/>
    </style:style>
    <style:style style:name="T80" style:family="text">
      <style:text-properties fo:color="#c9211e" loext:opacity="100%" style:text-underline-style="none" fo:font-weight="normal" officeooo:rsid="46df6047" fo:background-color="#ffff00" loext:char-shading-value="0" style:font-weight-asian="normal" style:font-weight-complex="normal"/>
    </style:style>
    <style:style style:name="T81" style:family="text">
      <style:text-properties officeooo:rsid="46df6047"/>
    </style:style>
    <style:style style:name="T82" style:family="text">
      <style:text-properties officeooo:rsid="16fcd012"/>
    </style:style>
    <style:style style:name="T83" style:family="text">
      <style:text-properties officeooo:rsid="46e00493" fo:background-color="#ffff00" loext:char-shading-value="0"/>
    </style:style>
    <style:style style:name="T84" style:family="text">
      <style:text-properties officeooo:rsid="46e00493"/>
    </style:style>
    <style:style style:name="T85" style:family="text">
      <style:text-properties officeooo:rsid="46df6047" fo:background-color="#ffff00" loext:char-shading-value="0"/>
    </style:style>
    <style:style style:name="T86" style:family="text">
      <style:text-properties officeooo:rsid="46e2f9ee"/>
    </style:style>
    <style:style style:name="T87" style:family="text">
      <style:text-properties fo:color="#c9211e" loext:opacity="100%" officeooo:rsid="46e2f9ee"/>
    </style:style>
    <style:style style:name="T88" style:family="text">
      <style:text-properties fo:color="#000000" loext:opacity="100%" fo:font-weight="bold" officeooo:rsid="16fe9d2b" style:font-weight-asian="bold" style:font-weight-complex="bold"/>
    </style:style>
    <style:style style:name="T89" style:family="text">
      <style:text-properties fo:color="#2a6099" loext:opacity="100%" officeooo:rsid="16fe9d2b"/>
    </style:style>
    <style:style style:name="T90" style:family="text">
      <style:text-properties fo:color="#c9211e" loext:opacity="100%" officeooo:rsid="16fe9d2b"/>
    </style:style>
    <style:style style:name="T91" style:family="text">
      <style:text-properties officeooo:rsid="46e4f706"/>
    </style:style>
    <style:style style:name="T92" style:family="text">
      <style:text-properties officeooo:rsid="46e65424"/>
    </style:style>
    <style:style style:name="T93" style:family="text">
      <style:text-properties officeooo:rsid="46eb33ad"/>
    </style:style>
    <style:style style:name="T94" style:family="text">
      <style:text-properties fo:color="#c9211e" loext:opacity="100%" officeooo:rsid="46e65424"/>
    </style:style>
    <style:style style:name="T95" style:family="text">
      <style:text-properties officeooo:rsid="46e87a10"/>
    </style:style>
    <style:style style:name="T96" style:family="text">
      <style:text-properties officeooo:rsid="1700964d"/>
    </style:style>
    <style:style style:name="T97" style:family="text">
      <style:text-properties officeooo:rsid="2a88e090"/>
    </style:style>
    <style:style style:name="T98" style:family="text">
      <style:text-properties officeooo:rsid="46eb7b1e"/>
    </style:style>
    <style:style style:name="T99" style:family="text">
      <style:text-properties officeooo:rsid="2a899720"/>
    </style:style>
    <style:style style:name="T100" style:family="text">
      <style:text-properties officeooo:rsid="2a8365c0"/>
    </style:style>
    <style:style style:name="T101" style:family="text">
      <style:text-properties fo:font-weight="bold" officeooo:rsid="2a8365c0" style:font-weight-asian="bold" style:font-weight-complex="bold"/>
    </style:style>
    <style:style style:name="T102" style:family="text">
      <style:text-properties officeooo:rsid="46e99785"/>
    </style:style>
    <style:style style:name="T103" style:family="text">
      <style:text-properties fo:color="#127622" loext:opacity="100%" fo:font-weight="bold" officeooo:rsid="46e99785" style:font-weight-asian="bold" style:font-weight-complex="bold"/>
    </style:style>
    <style:style style:name="T104" style:family="text">
      <style:text-properties fo:color="#2a6099" loext:opacity="100%" officeooo:rsid="2a8365c0"/>
    </style:style>
    <style:style style:name="T105" style:family="text">
      <style:text-properties fo:color="#c9211e" loext:opacity="100%" officeooo:rsid="2a8365c0"/>
    </style:style>
    <style:style style:name="T106" style:family="text">
      <style:text-properties officeooo:rsid="2a734416"/>
    </style:style>
    <style:style style:name="T107" style:family="text">
      <style:text-properties fo:font-weight="bold" officeooo:rsid="2a734416" style:font-weight-asian="bold" style:font-weight-complex="bold"/>
    </style:style>
    <style:style style:name="T108" style:family="text">
      <style:text-properties fo:color="#c9211e" loext:opacity="100%" officeooo:rsid="2a734416"/>
    </style:style>
    <style:style style:name="T109" style:family="text">
      <style:text-properties fo:color="#2a6099" loext:opacity="100%" officeooo:rsid="2a734416"/>
    </style:style>
    <style:style style:name="T110" style:family="text">
      <style:text-properties fo:color="#000000" loext:opacity="100%" officeooo:rsid="2a734416"/>
    </style:style>
    <style:style style:name="T111" style:family="text">
      <style:text-properties fo:color="#000000" loext:opacity="100%" officeooo:rsid="2a7ed2b0"/>
    </style:style>
    <style:style style:name="T112" style:family="text">
      <style:text-properties fo:color="#000000" loext:opacity="100%" officeooo:rsid="46eb33ad"/>
    </style:style>
    <style:style style:name="T113" style:family="text">
      <style:text-properties fo:color="#000000" loext:opacity="100%" officeooo:rsid="2a86765d"/>
    </style:style>
    <style:style style:name="T114" style:family="text">
      <style:text-properties officeooo:rsid="2a850608"/>
    </style:style>
    <style:style style:name="T115" style:family="text">
      <style:text-properties officeooo:rsid="2a870d19"/>
    </style:style>
    <style:style style:name="T116" style:family="text">
      <style:text-properties officeooo:rsid="46ecd706"/>
    </style:style>
    <style:style style:name="T117" style:family="text">
      <style:text-properties fo:color="#ff972f" loext:opacity="100%" fo:font-weight="bold" officeooo:rsid="46ecd706" style:font-weight-asian="bold" style:font-weight-complex="bold"/>
    </style:style>
    <style:style style:name="T118" style:family="text">
      <style:text-properties fo:color="#127622" loext:opacity="100%"/>
    </style:style>
    <style:style style:name="T119" style:family="text">
      <style:text-properties fo:color="#ff972f" loext:opacity="100%"/>
    </style:style>
    <style:style style:name="T120" style:family="text">
      <style:text-properties fo:color="#ff972f" loext:opacity="100%" officeooo:rsid="46ecd706"/>
    </style:style>
    <style:style style:name="T121" style:family="text">
      <style:text-properties fo:font-weight="normal" officeooo:rsid="46ecd706" style:font-weight-asian="normal" style:font-weight-complex="normal"/>
    </style:style>
    <style:style style:name="T122" style:family="text">
      <style:text-properties fo:color="#127622" loext:opacity="100%" fo:font-weight="normal" officeooo:rsid="46ecd706" style:font-weight-asian="normal" style:font-weight-complex="normal"/>
    </style:style>
    <style:style style:name="T123" style:family="text">
      <style:text-properties fo:color="#ff972f" loext:opacity="100%" fo:font-weight="normal" style:font-weight-asian="normal" style:font-weight-complex="normal"/>
    </style:style>
    <style:style style:name="T124" style:family="text">
      <style:text-properties fo:color="#ff972f" loext:opacity="100%" fo:font-weight="normal" officeooo:rsid="46ecd706" style:font-weight-asian="normal" style:font-weight-complex="normal"/>
    </style:style>
    <style:style style:name="T125" style:family="text">
      <style:text-properties fo:color="#127622" loext:opacity="100%" officeooo:rsid="46ecd706"/>
    </style:style>
    <style:style style:name="T126" style:family="text">
      <style:text-properties fo:font-weight="bold" officeooo:rsid="16fe9d2b" style:font-weight-asian="bold" style:font-weight-complex="bold"/>
    </style:style>
    <style:style style:name="T127" style:family="text">
      <style:text-properties officeooo:rsid="16fe9d2b"/>
    </style:style>
    <style:style style:name="T128" style:family="text">
      <style:text-properties officeooo:rsid="46ed54dd"/>
    </style:style>
    <style:style style:name="T129" style:family="text">
      <style:text-properties fo:color="#000000" loext:opacity="100%" officeooo:rsid="46ed54dd"/>
    </style:style>
    <style:style style:name="T130" style:family="text">
      <style:text-properties fo:font-weight="bold" officeooo:rsid="46e1a91d" style:font-weight-asian="bold" style:font-weight-complex="bold"/>
    </style:style>
    <style:style style:name="T131" style:family="text">
      <style:text-properties fo:font-weight="normal" officeooo:rsid="46e1a91d" style:font-weight-asian="normal" style:font-weight-complex="normal"/>
    </style:style>
    <style:style style:name="T132" style:family="text">
      <style:text-properties fo:color="#c9211e" loext:opacity="100%" fo:font-weight="normal" style:font-weight-asian="normal" style:font-weight-complex="normal"/>
    </style:style>
    <style:style style:name="T133" style:family="text">
      <style:text-properties fo:color="#000000" loext:opacity="100%" fo:font-weight="bold" officeooo:rsid="46e1a91d" style:font-weight-asian="bold" style:font-weight-complex="bold"/>
    </style:style>
    <style:style style:name="T134" style:family="text">
      <style:text-properties fo:color="#000000" loext:opacity="100%" fo:font-weight="normal" officeooo:rsid="46e1a91d" style:font-weight-asian="normal" style:font-weight-complex="normal"/>
    </style:style>
    <style:style style:name="T135" style:family="text">
      <style:text-properties fo:color="#000000" loext:opacity="100%" fo:font-weight="normal" officeooo:rsid="46ed54dd" style:font-weight-asian="normal" style:font-weight-complex="normal"/>
    </style:style>
    <style:style style:name="T136" style:family="text">
      <style:text-properties officeooo:rsid="46eeecdb"/>
    </style:style>
    <style:style style:name="T137" style:family="text">
      <style:text-properties officeooo:rsid="46ed937c"/>
    </style:style>
    <style:style style:name="T138" style:family="text">
      <style:text-properties officeooo:rsid="2a8b6e9c"/>
    </style:style>
    <style:style style:name="T139" style:family="text">
      <style:text-properties fo:color="#000000" loext:opacity="100%" fo:font-weight="bold" officeooo:rsid="2a74be06" style:font-weight-asian="bold" style:font-weight-complex="bold"/>
    </style:style>
    <style:style style:name="T140" style:family="text">
      <style:text-properties fo:color="#000000" loext:opacity="100%" fo:font-weight="bold" officeooo:rsid="2a8b6e9c" style:font-weight-asian="bold" style:font-weight-complex="bold"/>
    </style:style>
    <style:style style:name="T141" style:family="text">
      <style:text-properties fo:color="#000000" loext:opacity="100%" fo:font-weight="bold" officeooo:rsid="46eecc73" style:font-weight-asian="bold" style:font-weight-complex="bold"/>
    </style:style>
    <style:style style:name="T142" style:family="text">
      <style:text-properties fo:color="#000000" loext:opacity="100%" officeooo:rsid="2a74be06"/>
    </style:style>
    <style:style style:name="T143" style:family="text">
      <style:text-properties fo:color="#800080" loext:opacity="100%" officeooo:rsid="2a74be06"/>
    </style:style>
    <style:style style:name="T144" style:family="text">
      <style:text-properties fo:color="#2a6099" loext:opacity="100%" fo:font-weight="bold" officeooo:rsid="2a74be06" style:font-weight-asian="bold" style:font-weight-complex="bold"/>
    </style:style>
    <style:style style:name="T145" style:family="text">
      <style:text-properties fo:color="#000000" loext:opacity="100%" officeooo:rsid="2a8c2b9c"/>
    </style:style>
    <style:style style:name="T146" style:family="text">
      <style:text-properties fo:color="#c9211e" loext:opacity="100%" officeooo:rsid="2a8c2b9c"/>
    </style:style>
    <style:style style:name="T147" style:family="text">
      <style:text-properties fo:color="#c9211e" loext:opacity="100%" officeooo:rsid="46eecc73"/>
    </style:style>
    <style:style style:name="T148" style:family="text">
      <style:text-properties fo:color="#2a6099" loext:opacity="100%" style:text-underline-style="none"/>
    </style:style>
    <style:style style:name="T149" style:family="text">
      <style:text-properties fo:color="#c9211e" loext:opacity="100%" style:text-underline-style="none"/>
    </style:style>
    <style:style style:name="T150" style:family="text">
      <style:text-properties officeooo:rsid="2a74be06"/>
    </style:style>
    <style:style style:name="T151" style:family="text">
      <style:text-properties officeooo:rsid="2a8c2b9c"/>
    </style:style>
    <style:style style:name="T152" style:family="text">
      <style:text-properties officeooo:rsid="42a01f5f"/>
    </style:style>
    <style:style style:name="T153" style:family="text">
      <style:text-properties fo:color="#2a6099" loext:opacity="100%" style:text-underline-style="solid" style:text-underline-width="auto" style:text-underline-color="font-color"/>
    </style:style>
    <style:style style:name="T154" style:family="text">
      <style:text-properties fo:color="#000000" loext:opacity="100%" officeooo:rsid="2a795e69"/>
    </style:style>
    <style:style style:name="T155" style:family="text">
      <style:text-properties officeooo:rsid="2a795e69"/>
    </style:style>
    <style:style style:name="T156" style:family="text">
      <style:text-properties officeooo:rsid="2a786033"/>
    </style:style>
    <style:style style:name="T157" style:family="text">
      <style:text-properties officeooo:rsid="46f215d5"/>
    </style:style>
    <style:style style:name="T158" style:family="text">
      <style:text-properties officeooo:rsid="46f3abfa"/>
    </style:style>
    <style:style style:name="T159" style:family="text">
      <style:text-properties fo:color="#ea7500" loext:opacity="100%" fo:font-weight="bold" officeooo:rsid="46f215d5" style:font-weight-asian="bold" style:font-weight-complex="bold"/>
    </style:style>
    <style:style style:name="T160" style:family="text">
      <style:text-properties fo:background-color="#ffff00"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hapter <text:span text:style-name="T1">17 </text:span><text:span text:style-name="T2">(Christ's 2nd Coming)</text:span></text:h>
      <text:h text:style-name="P2" text:outline-level="3">v<text:span text:style-name="T1">20-21 </text:span>The Kingdom of God Within</text:h>
      <text:p text:style-name="P3"><text:span text:style-name="Strong_20_Emphasis"><text:span text:style-name="T1">20.</text:span></text:span><text:span text:style-name="T3"> Being asked by the Pharisees when the kingdom of God would come, he answered them, "The kingdom of God is not coming in ways that can be observed,<text:line-break/></text:span><text:span text:style-name="Strong_20_Emphasis"><text:span text:style-name="T1">21.</text:span></text:span><text:span text:style-name="T3"> nor will they say, 'Look, here it is!' or 'There!' for behold, the kingdom of God is in the midst of you."</text:span></text:p>
      <text:list text:style-name="L1">
        <text:list-item>
          <text:p text:style-name="P4">When asked by Pharisees when kingdom God come, answered, Kingdom God not come with observation, nor say See here or there. Indeed kingdom God within you. Marginal note, within could translated among or midst. Ordinary word within, but often used midst group. Area some confused. What kingdom God? Jewish leaders no doubt knew what was, though corrected in measure. Said when appear, come. Notice kingdom God clearly not something.</text:p>
        </text:list-item>
        <text:list-item>
          <text:p text:style-name="P5">The kingdom of God is not a physically observable phenomenon.<text:line-break/>Jesus is pointing out that the kingdom of God was in their midst and they didn't even realize it.</text:p>
        </text:list-item>
        <text:list-item>
          <text:p text:style-name="P5"><text:span text:style-name="T4">It would be too shallow to state that t</text:span>he kingdom of God<text:span text:style-name="T4"> is only</text:span> in your heart, as in a personal, inner experience.<text:line-break/><text:span text:style-name="T4">It is a King, Jesus - and His subjects.</text:span><text:line-break/>The kingdom of God was not in the pharisees who Jesus was talking to – they are of the kingdom of their father the devil.<text:line-break/>Within the crowd, in that midst, is the kingdom of God – all who are Christ's (His sheep).</text:p>
        </text:list-item>
        <text:list-item>
          <text:p text:style-name="P5">This kingdom of God is not a political one<text:span text:style-name="T4">, as in the pattern of earthly kingdoms</text:span>.</text:p>
        </text:list-item>
        <text:list-item>
          <text:p text:style-name="P6">v20-21 speak of the kingdom of God to the pharisees.<text:line-break/>Is v22-37 Jesus talking to His disciples about the kingdom of God?<text:line-break/>There is no clear indication of a topic change.</text:p>
        </text:list-item>
      </text:list>
      <text:h text:style-name="P2" text:outline-level="3">v<text:span text:style-name="T1">22-37 </text:span>The Coming of the Son of Man</text:h>
      <text:list text:style-name="L2">
        <text:list-item>
          <text:p text:style-name="P7"><text:span text:style-name="T4">S</text:span>ome verses could seem to refer to <text:span text:style-name="T5">AD 70</text:span> or Jesus' <text:span text:style-name="T6">2nd </text:span><text:span text:style-name="T7">C</text:span><text:span text:style-name="T6">oming</text:span>, but as you continue reading till the end of the chapter, it becomes more clear that the passage seems unlikely to refer to anything but Jesus' <text:span text:style-name="T6">2nd </text:span><text:span text:style-name="T7">C</text:span><text:span text:style-name="T6">oming</text:span>.</text:p>
        </text:list-item>
        <text:list-item>
          <text:p text:style-name="P8">Jesus' <text:span text:style-name="T8">2nd </text:span><text:span text:style-name="T7">C</text:span><text:span text:style-name="T8">oming</text:span> has no signs<text:span text:style-name="T9"> and you can't escape it.</text:span></text:p>
        </text:list-item>
        <text:list-item>
          <text:p text:style-name="P8">The <text:span text:style-name="T5">AD 70</text:span> coming of Jesus in judgment did have signs<text:span text:style-name="T9"> and you could escape from it.</text:span></text:p>
        </text:list-item>
      </text:list>
      <text:p text:style-name="P9"><text:span text:style-name="Strong_20_Emphasis"><text:span text:style-name="T1">22.</text:span></text:span><text:span text:style-name="T10"> And he said to the disciples, "The days are coming when you will desire to see one of the days of the Son of Man, and you will not see it.<text:line-break/></text:span><text:span text:style-name="Strong_20_Emphasis"><text:span text:style-name="T1">23.</text:span></text:span><text:span text:style-name="T10"> And they will say to you, 'Look there!' or 'Look here!' Do not go out or follow them.<text:line-break/></text:span><text:span text:style-name="Strong_20_Emphasis"><text:span text:style-name="T1">24.</text:span></text:span><text:span text:style-name="T10"> For as the lightning flashes and lights up the sky from one side to the other, so will the Son of Man be in his day.<text:line-break/></text:span><text:span text:style-name="Strong_20_Emphasis"><text:span text:style-name="T1">25.</text:span></text:span><text:span text:style-name="T10"> But first he must suffer many things and be rejected by this generation.<text:line-break/></text:span><text:span text:style-name="Strong_20_Emphasis"><text:span text:style-name="T1">26.</text:span></text:span><text:span text:style-name="T10"> Just as it was in the days of Noah, so will it be in the days of the Son of Man.<text:line-break/></text:span><text:soft-page-break/><text:span text:style-name="Strong_20_Emphasis"><text:span text:style-name="T1">27.</text:span></text:span><text:span text:style-name="T10"> They were eating and drinking and marrying and being given in marriage, until the day when Noah entered the ark, and the flood came and destroyed them all.<text:line-break/></text:span><text:span text:style-name="Strong_20_Emphasis"><text:span text:style-name="T1">28.</text:span></text:span><text:span text:style-name="T10"> Likewise, just as it was in the days of Lot—they were eating and drinking, buying and selling, planting and building,<text:line-break/></text:span><text:span text:style-name="Strong_20_Emphasis"><text:span text:style-name="T1">29.</text:span></text:span><text:span text:style-name="T10"> but on the day when Lot went out from Sodom, fire and sulfur rained from heaven and destroyed them all—<text:line-break/></text:span><text:span text:style-name="Strong_20_Emphasis"><text:span text:style-name="T1">30.</text:span></text:span><text:span text:style-name="T10"> so will it be on the day when the Son of Man is revealed.<text:line-break/></text:span><text:span text:style-name="Strong_20_Emphasis"><text:span text:style-name="T1">31.</text:span></text:span><text:span text:style-name="T10"> On that day, let the one who is on the housetop, with his goods in the house, not come down to take them away, and likewise let the one who is in the field not turn back.<text:line-break/></text:span><text:span text:style-name="Strong_20_Emphasis"><text:span text:style-name="T1">32.</text:span></text:span><text:span text:style-name="T10"> Remember Lot's wife.<text:line-break/></text:span><text:span text:style-name="Strong_20_Emphasis"><text:span text:style-name="T1">33.</text:span></text:span><text:span text:style-name="T10"> Whoever seeks to preserve his life will lose it, but whoever loses his life will keep it.<text:line-break/></text:span><text:span text:style-name="Strong_20_Emphasis"><text:span text:style-name="T1">34.</text:span></text:span><text:span text:style-name="T10"> I tell you, in that night there will be two in one bed. One will be taken and the other left.<text:line-break/></text:span><text:span text:style-name="Strong_20_Emphasis"><text:span text:style-name="T1">35.</text:span></text:span><text:span text:style-name="T10"> There will be two women grinding together. One will be taken and the other left."<text:line-break/></text:span><text:span text:style-name="Strong_20_Emphasis"><text:span text:style-name="T1">37.</text:span></text:span><text:span text:style-name="T10"> And they said to him, "Where, Lord?" He said to them, "Where the corpse is, there the vultures will gather."</text:span></text:p>
      <text:h text:style-name="P10" text:outline-level="4"><text:span text:style-name="T11">v22-25 </text:span>What Must Happen First + False Signs</text:h>
      <text:h text:style-name="P11" text:outline-level="5">v22 <text:span text:style-name="T12">you will long to see one of the days</text:span></text:h>
      <text:p text:style-name="P12"><text:span text:style-name="T13">22.</text:span> <text:span text:style-name="T3">And He said to the disciples, “The days will come when you will long to see one of </text:span><text:span text:style-name="T12">the days of the Son of Man</text:span><text:span text:style-name="T3">, and you will not see it.</text:span></text:p>
      <text:h text:style-name="P13" text:outline-level="6">the days of the Son of Man</text:h>
      <text:list text:style-name="L3">
        <text:list-item>
          <text:p text:style-name="P14">Seems to be the days when Jesus was bodily amongst His disciples.<text:line-break/>Elsewhere in the Bible we are told that God will once-more dwell with man.</text:p>
        </text:list-item>
        <text:list-item>
          <text:p text:style-name="P14"><text:span text:style-name="T14">v26-27</text:span><text:span text:style-name="T15"> will constrast the days of the Son of Man with the days of Noah</text:span></text:p>
        </text:list-item>
        <text:list-item>
          <text:p text:style-name="P14"><text:span text:style-name="T14">v28-29 </text:span><text:span text:style-name="T15">will constrast the day of the Son of Man with the days of Lot</text:span></text:p>
        </text:list-item>
        <text:list-item>
          <text:p text:style-name="P15">It appears "<text:span text:style-name="T12">the days of</text:span>" speaks of the <text:span text:style-name="T16">time period</text:span> that the given person was on Earth bodily - namely, Jesus, Noah, and Lot - different <text:span text:style-name="T16">time periods</text:span>. That is what that phrase seems to have in common.</text:p>
        </text:list-item>
      </text:list>
      <text:h text:style-name="P13" text:outline-level="6">Verdict:<text:span text:style-name="T17"> Neutral</text:span></text:h>
      <text:p text:style-name="P16">Does this verse lean toward AD 70 or Christ's 2nd coming?</text:p>
      <text:list xml:id="list2585292177" text:style-name="L4">
        <text:list-item>
          <text:p text:style-name="P17"><text:span text:style-name="T5">AD 70</text:span><text:span text:style-name="T13">: </text:span>The disciples would long to see Jesus.</text:p>
        </text:list-item>
        <text:list-item>
          <text:p text:style-name="P17"><text:span text:style-name="T8">Jesus' 2nd coming</text:span><text:span text:style-name="T13">: </text:span>We future disciples long to see Jesus.</text:p>
        </text:list-item>
        <text:list-item>
          <text:p text:style-name="P17"><text:span text:style-name="T13">Verdict: </text:span><text:span text:style-name="T1">Neutral</text:span>. <text:span text:style-name="T9">Whatever Jesus is about to describe, b</text:span>oth 1st century and future disciples of Jesus want<text:span text:style-name="T9">ed/want</text:span> to see Him, so this verse does not move the needle one way or the other on its own.</text:p>
        </text:list-item>
      </text:list>
      <text:h text:style-name="P11" text:outline-level="5"><text:soft-page-break/>v23 They will say - look here, look there!</text:h>
      <text:p text:style-name="P18"><text:span text:style-name="T13">23. </text:span><text:span text:style-name="T3">“And they will say to you, ‘Look there! Look here!’ Do not go away, and do not run after them.</text:span></text:p>
      <text:list text:style-name="L5">
        <text:list-item>
          <text:p text:style-name="P19">v22 you will long to see one of the day of the Son of Man, when Jesus was visible and walking around.</text:p>
        </text:list-item>
        <text:list-item>
          <text:p text:style-name="P20">Because people will be so eager to see Jesus after He leaves, there will be those who will exploit the eagerness of people wanting to see Jesus.</text:p>
        </text:list-item>
        <text:list-item>
          <text:p text:style-name="P21">Jesus tells them not to fall for that.</text:p>
        </text:list-item>
        <text:list-item>
          <text:p text:style-name="P22">So far, v23 still does not necessitate this being Christ's 2nd coming or AD 70 yet.</text:p>
          <text:list>
            <text:list-item>
              <text:p text:style-name="P22">AD 70 – </text:p>
            </text:list-item>
            <text:list-item>
              <text:p text:style-name="P22">2nd Coming – happens in the blink of an eye – there is no time to say "look there".</text:p>
            </text:list-item>
          </text:list>
        </text:list-item>
      </text:list>
      <text:h text:style-name="P13" text:outline-level="6">Verdict:<text:span text:style-name="T17"> Neutral</text:span></text:h>
      <text:p text:style-name="P16">Does this verse lean toward AD 70 or Christ's 2nd coming?</text:p>
      <text:list xml:id="list184608985302115" text:continue-list="list2585292177" text:style-name="L4">
        <text:list-item>
          <text:list>
            <text:list-item>
              <text:p text:style-name="P17"><text:span text:style-name="T5">AD 70</text:span><text:span text:style-name="T13">: </text:span><text:span text:style-name="T18">Jesus</text:span><text:span text:style-name="T19">' coming in judgment against Jerusalem in AD 70 was </text:span><text:span text:style-name="T20">not</text:span><text:span text:style-name="T19"> a </text:span><text:span text:style-name="T20">visible</text:span><text:span text:style-name="T19"> one where you could point and say "there's Jesus!". It was consistent with God's coming in judgment against Jerusalem and other nations as we outline elsewhere.</text:span></text:p>
            </text:list-item>
            <text:list-item>
              <text:p text:style-name="P17"><text:span text:style-name="T8">Jesus' 2nd coming</text:span><text:span text:style-name="T13">:</text:span><text:span text:style-name="T19"> </text:span></text:p>
              <text:list>
                <text:list-item>
                  <text:p text:style-name="P17"><text:span text:style-name="T19">Dispensational scholars as John Macarthur suggest Luke 17:20-37 speak of Jesus' 2nd coming since there is a mention of the kingdom of God to the Pharisees. Dispensationalists, such as John Walvoord or Dwight Pentecost, view Luke 17:23 as Jesus cautioning against being deceived by false claims about His return during the period leading up to the Second Coming. The </text:span><text:span text:style-name="T20">Second Coming</text:span><text:span text:style-name="T19"> is described as a </text:span><text:span text:style-name="T20">visible</text:span><text:span text:style-name="T19">, </text:span><text:span text:style-name="T20">unmistakable</text:span><text:span text:style-name="T19"> </text:span><text:span text:style-name="T20">event</text:span><text:span text:style-name="T21">.</text:span></text:p>
                </text:list-item>
                <text:list-item>
                  <text:p text:style-name="P23">Other Non-Dispensational views agree that Christ's <text:span text:style-name="T16">2nd coming</text:span> will be <text:span text:style-name="T16">visible</text:span> and that anyone who says they can point to where Jesus is in a visible way today are in no way involved in Jesus' 2nd coming. When Christ returns, everyone will know it.</text:p>
                </text:list-item>
              </text:list>
            </text:list-item>
            <text:list-item>
              <text:p text:style-name="P17"><text:span text:style-name="T13">Verdict: </text:span><text:span text:style-name="T1">Neutral</text:span>. Both the AD 70 (preterist) and 2nd coming (futurist) view of this verse assert <text:span text:style-name="T17">Jesus is at this point speaking of the time up until the events He is about to describe.</text:span></text:p>
            </text:list-item>
          </text:list>
        </text:list-item>
      </text:list>
      <text:h text:style-name="P11" text:outline-level="5" text:is-list-header="true">v<text:bookmark-start text:name="__RefHeading___Toc155263_573321154"/>24 <text:bookmark-end text:name="__RefHeading___Toc155263_573321154"/><text:span text:style-name="T4">Just like lighting</text:span></text:h>
      <text:p text:style-name="P12"><text:span text:style-name="T13">24. </text:span><text:span text:style-name="T3">“For just like the </text:span><text:span text:style-name="T12">lightning</text:span><text:span text:style-name="T3">, when it flashes out of one part [fn]of the sky, shines to the other part [fn]of the sky, so will the Son of Man be in His day.<text:line-break/></text:span></text:p>
      <text:list xml:id="list585334774" text:style-name="L6">
        <text:list-item>
          <text:p text:style-name="P24"><text:span text:style-name="T13">Matthew 24:7</text:span><text:span text:style-name="T22"> </text:span><text:span text:style-name="T23">adds the </text:span><text:span text:style-name="T24">lightning</text:span><text:span text:style-name="T23"> coming from the east to the west.</text:span></text:p>
        </text:list-item>
        <text:list-item>
          <text:p text:style-name="P25"><text:span text:style-name="T12">lightning</text:span> is the Greek word "astrape" which can mean "bright shining", "the gleam of a lamp", or "<text:span text:style-name="T12">lightning</text:span>".</text:p>
          <text:list>
            <text:list-item>
              <text:p text:style-name="P25"><text:soft-page-break/><text:span text:style-name="T12">lightning</text:span> indicates fast.</text:p>
            </text:list-item>
          </text:list>
        </text:list-item>
        <text:list-item>
          <text:p text:style-name="P26"><text:span text:style-name="T19">But what goes from the east to the west? the sun.<text:line-break/>Luke 17:24 does not add the east and west descriptions, so Luke seems to be speaking of something happening fast, and possibly as obvious as lightining - though the sun in the sky is more obvious.</text:span></text:p>
        </text:list-item>
      </text:list>
      <text:h text:style-name="P13" text:outline-level="6">Verdict:<text:span text:style-name="T17"> Neutral</text:span></text:h>
      <text:p text:style-name="P16">Does this verse lean toward AD 70 or Christ's 2nd coming?</text:p>
      <text:list xml:id="list184608205249627" text:continue-numbering="true" text:style-name="L6">
        <text:list-item>
          <text:list>
            <text:list-item>
              <text:p text:style-name="P27"><text:span text:style-name="T25">AD 70</text:span><text:span text:style-name="T26">: </text:span><text:span text:style-name="T27">Christ's coming in judgment</text:span><text:span text:style-name="T28"> in AD 70</text:span><text:span text:style-name="T27"> </text:span><text:span text:style-name="T29">was obvious</text:span><text:span text:style-name="T30">, but not fast.</text:span></text:p>
            </text:list-item>
            <text:list-item>
              <text:p text:style-name="P28"><text:span text:style-name="T31">Jesus' 2nd coming</text:span><text:span text:style-name="T32">:</text:span><text:span text:style-name="T33"> </text:span><text:span text:style-name="T28">This event</text:span><text:span text:style-name="T27"> </text:span><text:span text:style-name="T29">will be obvious</text:span><text:span text:style-name="T28"> all will see it, and it will be as </text:span><text:span text:style-name="T34">obvious</text:span><text:span text:style-name="T28"> as lightning</text:span><text:span text:style-name="T35">, though not all Christians think it is necessarily </text:span><text:span text:style-name="T36">fast</text:span><text:span text:style-name="T35"> - which is an aspect the verse may or may not be indicating.</text:span></text:p>
              <text:list>
                <text:list-item>
                  <text:p text:style-name="P29">Dispensationalists insert a 7 year Great Tribulation period into this passage that it does not list, and a <text:span text:style-name="T16">secret rapture</text:span> where Jesus is <text:span text:style-name="T16">not visible</text:span><text:span text:style-name="T37">, whereas the </text:span><text:span text:style-name="T38">non-secret rapture</text:span><text:span text:style-name="T37"> view does assert that Jesus </text:span><text:span text:style-name="T38">will be visible</text:span><text:span text:style-name="T37">. The Dispensationalists would have to utilize other texts to suggest Luke is merely abbreviating a lot of events that he is otherwise omitting (in their view).</text:span></text:p>
                </text:list-item>
                <text:list-item>
                  <text:p text:style-name="P30">All Christians agree the rapture happens <text:span text:style-name="T16">fast</text:span>, whether secret or non-secret views - it's the part that happens after that is less clear with regards to rapidness/speed of events.</text:p>
                </text:list-item>
              </text:list>
            </text:list-item>
            <text:list-item>
              <text:p text:style-name="P31"><text:span text:style-name="T13">Verdict: </text:span><text:span text:style-name="T1">Neutral</text:span>. <text:span text:style-name="T16">Both</text:span> <text:span text:style-name="T16">AD 70</text:span> <text:span text:style-name="T37">and Jesus' </text:span><text:span text:style-name="T38">2nd Coming</text:span><text:span text:style-name="T37"> could be said to have been and will be </text:span><text:span text:style-name="T38">obvious</text:span><text:span text:style-name="T37">.</text:span><text:span text:style-name="T35"> There is more nuance on whether the verse is intended to be understood to be speaking of the speed of what the verse is talking about will happen (future to its writing). </text:span></text:p>
              <text:list>
                <text:list-item>
                  <text:p text:style-name="P32">If 'fast' were included, the secret-rapture gets a point, but Dispensationalists who are the ones who affirm a secret-rapture cite this passages as speaking of Christ's 2nd coming which in their view is not necessarily 'fast'. Since this Luke passage is not clear, we won't use for this verdict.</text:p>
                </text:list-item>
              </text:list>
            </text:list-item>
          </text:list>
        </text:list-item>
      </text:list>
      <text:h text:style-name="P11" text:outline-level="5"><text:span text:style-name="Strong_20_Emphasis">v25 Jesus rejected by this generation</text:span></text:h>
      <text:p text:style-name="P12"><text:span text:style-name="Strong_20_Emphasis"><text:span text:style-name="T2">25.</text:span></text:span><text:span text:style-name="T39"> But </text:span><text:span text:style-name="T40">first he must suffer </text:span><text:span text:style-name="T39">many things </text:span><text:span text:style-name="T40">and</text:span><text:span text:style-name="T39"> be </text:span><text:span text:style-name="T40">rejected</text:span><text:span text:style-name="T39"> by </text:span><text:span text:style-name="T40">this generation</text:span><text:span text:style-name="T39">.</text:span></text:p>
      <text:h text:style-name="P13" text:outline-level="6">this generation</text:h>
      <text:list text:style-name="L7">
        <text:list-item>
          <text:p text:style-name="P33">We revisit this phrase in<text:span text:style-name="T13"> Matthew 24</text:span>.</text:p>
        </text:list-item>
        <text:list-item>
          <text:p text:style-name="P33">Ask yourself here in this verse if "<text:span text:style-name="T12">this generation</text:span>" means the people in the 1st century, or another generation thousands of years later, still in our future?</text:p>
          <text:list>
            <text:list-item>
              <text:p text:style-name="P34"><text:span text:style-name="T41">I know of no Christians who assert that in our future, Jesus will return to earth to suffer and be rejected again before His 2nd Coming (which would by extension make it not really His 2nd Coming, but 3rd or 4th, depending on your eschataology views)</text:span></text:p>
            </text:list-item>
          </text:list>
        </text:list-item>
      </text:list>
      <text:h text:style-name="P13" text:outline-level="6"><text:soft-page-break/>Verdict:<text:span text:style-name="T17"> Neutral</text:span></text:h>
      <text:p text:style-name="P16">Does this verse lean toward AD 70 or Christ's 2nd coming?</text:p>
      <text:list xml:id="list184608226139753" text:continue-list="list184608205249627" text:style-name="L6">
        <text:list-item>
          <text:list>
            <text:list-item>
              <text:p text:style-name="P27"><text:span text:style-name="T25">AD 70</text:span><text:span text:style-name="T26">: </text:span><text:span text:style-name="T42">Jesus had to suffer by "</text:span><text:span text:style-name="T43">this generation</text:span><text:span text:style-name="T42">" before AD 70 could happen.</text:span></text:p>
            </text:list-item>
            <text:list-item>
              <text:p text:style-name="P28"><text:span text:style-name="T31">Jesus' 2nd coming</text:span><text:span text:style-name="T32">:</text:span><text:span text:style-name="T44"> </text:span><text:span text:style-name="T42">Jesus had to suffer by "</text:span><text:span text:style-name="T43">this generation</text:span><text:span text:style-name="T42">" before His 2nd Coming could happen</text:span></text:p>
            </text:list-item>
            <text:list-item>
              <text:p text:style-name="P31"><text:span text:style-name="T13">Verdict: Neutral</text:span>. <text:span text:style-name="T45">Jesus was merely telling us something that needed to happen before anything He says later in these verses come to pass.</text:span></text:p>
            </text:list-item>
          </text:list>
        </text:list-item>
      </text:list>
      <text:h text:style-name="P2" text:outline-level="3">v26-33 (Running Won't Help)</text:h>
      <text:h text:style-name="P10" text:outline-level="4"><text:span text:style-name="T46">v</text:span><text:bookmark-start text:name="__RefHeading___Toc155265_573321154"/><text:span text:style-name="T46">2</text:span><text:span text:style-name="T47">6</text:span><text:span text:style-name="T46">-30 </text:span><text:span text:style-name="T47">Days of Noah</text:span><text:bookmark-end text:name="__RefHeading___Toc155265_573321154"/><text:span text:style-name="T11"> + Lot</text:span></text:h>
      <text:list text:style-name="L8">
        <text:list-item>
          <text:p text:style-name="P35">I believe Jesus <text:span text:style-name="T48">in </text:span><text:span text:style-name="T49">v26-30</text:span><text:span text:style-name="T48"> tells His disciples about people who were not prepared.</text:span></text:p>
        </text:list-item>
      </text:list>
      <text:p text:style-name="P12"><text:span text:style-name="T50">26.</text:span><text:span text:style-name="T51"> </text:span><text:span text:style-name="T52">“And just as it was in </text:span><text:span text:style-name="T53">the days of Noah</text:span><text:span text:style-name="T52">, so it will be also in the days of the Son of Man:</text:span><text:span text:style-name="T51"><text:line-break/></text:span><text:span text:style-name="T50">27.</text:span><text:span text:style-name="T54"> </text:span><text:span text:style-name="T55">they were </text:span><text:span text:style-name="T56">eating</text:span><text:span text:style-name="T55">, they were </text:span><text:span text:style-name="T56">drinking</text:span><text:span text:style-name="T55">, they were </text:span><text:span text:style-name="T56">marrying</text:span><text:span text:style-name="T55">, they were being given in marriage, until the day that </text:span><text:span text:style-name="T56">Noah</text:span><text:span text:style-name="T55"> entered the ark, and the flood came and destroyed them all.<text:line-break/></text:span><text:span text:style-name="T50">28.</text:span><text:span text:style-name="T54"> </text:span><text:span text:style-name="T55">"It was the </text:span><text:span text:style-name="T56">same</text:span><text:span text:style-name="T55"> as in the </text:span><text:span text:style-name="T56">days of Lot</text:span><text:span text:style-name="T55">--they were </text:span><text:span text:style-name="T56">eating</text:span><text:span text:style-name="T55">, they were </text:span><text:span text:style-name="T56">drinking</text:span><text:span text:style-name="T55">, they were </text:span><text:span text:style-name="T56">buying</text:span><text:span text:style-name="T55">, they were </text:span><text:span text:style-name="T56">selling</text:span><text:span text:style-name="T55">, they were </text:span><text:span text:style-name="T56">planting</text:span><text:span text:style-name="T55">, they were </text:span><text:span text:style-name="T56">building</text:span><text:span text:style-name="T55">;<text:line-break/></text:span><text:span text:style-name="T50">29.</text:span><text:span text:style-name="T54"> </text:span><text:span text:style-name="T55">but on the day that </text:span><text:span text:style-name="T56">Lot</text:span><text:span text:style-name="T55"> went out from Sodom it rained fire and brimstone from heaven and </text:span><text:span text:style-name="T56">destroyed</text:span><text:span text:style-name="T55"> them all.<text:line-break/></text:span><text:span text:style-name="T50">30. </text:span><text:span text:style-name="T52">“It will be [fn]just the same on</text:span><text:span text:style-name="T53"> the day</text:span><text:span text:style-name="T52"> that the Son of Man is revealed.</text:span></text:p>
      <text:h text:style-name="P11" text:outline-level="5">Unexpected Destruction</text:h>
      <text:list text:style-name="L9">
        <text:list-item>
          <text:p text:style-name="P36">How do we know the people of Log and Noah's day did not expect to die soon?</text:p>
          <text:list>
            <text:list-item>
              <text:p text:style-name="P36">They were: <text:span text:style-name="T56">planting</text:span><text:span text:style-name="T47">, </text:span><text:span text:style-name="T56">selling</text:span><text:span text:style-name="T47">, </text:span><text:span text:style-name="T56">eating</text:span><text:span text:style-name="T47">, </text:span><text:span text:style-name="T56">drinking</text:span><text:span text:style-name="T47">, </text:span><text:span text:style-name="T56">buying</text:span><text:span text:style-name="T47">, </text:span><text:span text:style-name="T56">marrying</text:span><text:span text:style-name="T57">, and building</text:span><text:span text:style-name="T47">.</text:span></text:p>
            </text:list-item>
            <text:list-item>
              <text:p text:style-name="P37"><text:span text:style-name="T58">Are these things you do when you know you are about to die? No.</text:span></text:p>
            </text:list-item>
          </text:list>
        </text:list-item>
      </text:list>
      <text:h text:style-name="P11" text:outline-level="5"><text:span text:style-name="T59">No Escape</text:span></text:h>
      <text:list text:style-name="L10">
        <text:list-item>
          <text:p text:style-name="P38">The unrighteous that God judged in Lot's day (Sodom and Gomorrah) and Noah's day (the whole Earth) could NOT escape the judgment coming their way.</text:p>
        </text:list-item>
      </text:list>
      <text:h text:style-name="P11" text:outline-level="5"><text:bookmark-start text:name="__RefHeading___Toc286087_2981539287"/>Swift Destruction<text:bookmark-end text:name="__RefHeading___Toc286087_2981539287"/></text:h>
      <text:p text:style-name="P39">v27 ... <text:span text:style-name="T55">the day that </text:span><text:span text:style-name="T56">Noah</text:span><text:span text:style-name="T55"> entered the ark, and the flood came and destroyed them all<text:line-break/></text:span><text:span text:style-name="T60">v29 ...</text:span><text:span text:style-name="T55">the day that </text:span><text:span text:style-name="T56">Lot</text:span><text:span text:style-name="T55"> went out from Sodom it rained fire and brimstone from heaven and </text:span><text:span text:style-name="T56">destroyed</text:span><text:span text:style-name="T55"> them all.</text:span></text:p>
      <text:list text:style-name="L11">
        <text:list-item>
          <text:p text:style-name="P40">Jesus is making the point that in both of these judgments, they were swift.</text:p>
        </text:list-item>
        <text:list-item>
          <text:p text:style-name="P40">They were said to happen "<text:span text:style-name="T52">the day that</text:span>".<text:line-break/>On a certain day.</text:p>
        </text:list-item>
      </text:list>
      <text:h text:style-name="P41" text:outline-level="5"><text:soft-page-break/>It will be [fn]just the same</text:h>
      <text:list text:style-name="L12">
        <text:list-item>
          <text:p text:style-name="P42">How will <text:span text:style-name="T53">the day</text:span><text:span text:style-name="T52"> that the Son of Man</text:span><text:span text:style-name="T3"> </text:span><text:span text:style-name="T61">being </text:span><text:span text:style-name="T52">revealed</text:span><text:span text:style-name="T3"> </text:span><text:span text:style-name="T61">be as it was in the days of Noah and Lot?</text:span></text:p>
          <text:list>
            <text:list-item>
              <text:p text:style-name="P43"><text:span text:style-name="T62">F</text:span><text:span text:style-name="T61">or the unrighteous, the day was </text:span><text:span text:style-name="T1">unexpected</text:span><text:span text:style-name="T61">, </text:span><text:span text:style-name="T1">swift</text:span><text:span text:style-name="T61">, and there was </text:span><text:span text:style-name="T1">no escape</text:span><text:span text:style-name="T61">.</text:span></text:p>
            </text:list-item>
          </text:list>
        </text:list-item>
      </text:list>
      <text:h text:style-name="P11" text:outline-level="5"><text:bookmark-start text:name="__RefHeading___Toc286112_2981539287"/><text:span text:style-name="T13">v</text:span><text:span text:style-name="T50">2</text:span><text:span text:style-name="T13">6 the days of Noah</text:span><text:bookmark-end text:name="__RefHeading___Toc286112_2981539287"/></text:h>
      <text:p text:style-name="P12"><text:span text:style-name="T63">26.</text:span><text:span text:style-name="T64"> </text:span><text:span text:style-name="T52">“And just as it was in </text:span><text:span text:style-name="T53">the days of Noah</text:span><text:span text:style-name="T52">, so it will be also in the days of the Son of Man:</text:span></text:p>
      <text:list xml:id="list1771328467" text:style-name="L13">
        <text:list-item>
          <text:p text:style-name="P44"><text:span text:style-name="T65">days</text:span><text:span text:style-name="T66"> of Noah - <text:s/></text:span><text:span text:style-name="T65">those</text:span><text:span text:style-name="T66"> </text:span><text:span text:style-name="T65">days</text:span><text:span text:style-name="T66"> before</text:span><text:span text:style-name="T67"> </text:span><text:span text:style-name="T66">the flood - <text:s/>until</text:span><text:span text:style-name="T67"> </text:span><text:span text:style-name="T65">the</text:span><text:span text:style-name="T66"> </text:span><text:span text:style-name="T65">day<text:line-break/></text:span><text:span text:style-name="T68">Jesus speaks of multiple days, leading up to a specific day of destruction of the wicked.</text:span></text:p>
        </text:list-item>
        <text:list-item>
          <text:p text:style-name="P45"><text:span text:style-name="T69">AD 70 </text:span><text:span text:style-name="T70">– had multiple days of destruction for the wicked.<text:line-break/>Matthew 24 says it was "those days" – multiple days – a span of days.</text:span></text:p>
        </text:list-item>
        <text:list-item>
          <text:p text:style-name="P45"><text:span text:style-name="T69">2nd Coming</text:span><text:span text:style-name="T70"> – Is one day. A specific hour. A specific day. <text:line-break/>Just as the wicked were slain on the day of the flood,<text:line-break/>so will the wicked be slain at Jesus' 2nd coming.</text:span></text:p>
        </text:list-item>
      </text:list>
      <text:h text:style-name="P11" text:outline-level="5">Verdict:<text:span text:style-name="T17"> </text:span><text:span text:style-name="T31">2nd </text:span><text:span text:style-name="T71">C</text:span><text:span text:style-name="T31">oming</text:span></text:h>
      <text:p text:style-name="P16">Does this verse lean toward AD 70 or Christ's 2nd coming?</text:p>
      <text:list text:continue-list="list184608226139753" text:style-name="L6">
        <text:list-item>
          <text:list>
            <text:list-item>
              <text:p text:style-name="P27"><text:span text:style-name="T25">AD 70</text:span><text:span text:style-name="T26">: </text:span><text:span text:style-name="T72">It could be said that the AD 70 destruction was built up and not necessarily a surprise, though it could be said that it was </text:span><text:span text:style-name="T73">unexpected</text:span><text:span text:style-name="T72"> for </text:span><text:span text:style-name="T73">Jerusalem</text:span><text:span text:style-name="T72"> to have been </text:span><text:span text:style-name="T73">conquered</text:span><text:span text:style-name="T72">.<text:line-break/>Even the Roman army commander Titus said he could not have taken Jerusalem without God's help in undoing the Jews in Jerusalem with their internal in-fighting amongst one another with the 3 factions. </text:span><text:span text:style-name="T74">Jerusalem was a well fortified, high city.<text:line-break/></text:span><text:span text:style-name="T75">Once the Romans surrounded Jerusalem the 2nd time, there was no escape and some may say it was unexpected destruction, but were the Jews in Jersualem doing these things?<text:line-break/></text:span><text:span text:style-name="T76">planting</text:span><text:span text:style-name="T77">, </text:span><text:span text:style-name="T76">selling</text:span><text:span text:style-name="T77">, </text:span><text:span text:style-name="T76">eating</text:span><text:span text:style-name="T77">, </text:span><text:span text:style-name="T76">drinking</text:span><text:span text:style-name="T77">, </text:span><text:span text:style-name="T76">buying</text:span><text:span text:style-name="T77">, </text:span><text:span text:style-name="T76">marrying</text:span><text:span text:style-name="T78">, and building</text:span><text:span text:style-name="T77">.<text:line-break/></text:span><text:span text:style-name="T79">No</text:span><text:span text:style-name="T75">, they were </text:span><text:span text:style-name="T80">starving</text:span><text:span text:style-name="T75"> and </text:span><text:span text:style-name="T80">killing</text:span><text:span text:style-name="T75"> one another. Their love grew cold toward one another, there were false prohpets, and many other things that Matthew 24:1-34 speaks of.</text:span></text:p>
            </text:list-item>
            <text:list-item>
              <text:p text:style-name="P28"><text:span text:style-name="T31">Jesus' 2nd </text:span><text:span text:style-name="T71">C</text:span><text:span text:style-name="T31">oming</text:span><text:span text:style-name="T32">:</text:span><text:span text:style-name="T44"> </text:span><text:span text:style-name="T81">Notice that Jesus is only pointing out a specific aspect of Noah and Lot's days; we know those judged were wicked - but Jesus mentions nothing about that. <text:line-break/>In</text:span><text:span text:style-name="T82"> the parallel accounts, Jesus only listed things done that are very typical </text:span><text:span text:style-name="T47">from the days of Noah</text:span><text:span text:style-name="T81"> and Lot (planting, selling, eating)</text:span><text:span text:style-name="T82">.<text:line-break/></text:span><text:span text:style-name="T81">The doom of the unrighteous was </text:span><text:span text:style-name="T83">unexpected</text:span><text:span text:style-name="T84">, </text:span><text:span text:style-name="T83">swift</text:span><text:span text:style-name="T84">, and</text:span><text:span text:style-name="T81">, and </text:span><text:span text:style-name="T85">unavoidable</text:span><text:span text:style-name="T81">.<text:line-break/>These are the consistent, hallmark descriptions the Bible gives of Jesus' 2nd coming.</text:span></text:p>
            </text:list-item>
            <text:list-item>
              <text:p text:style-name="P31"><text:span text:style-name="T13">Verdict: </text:span><text:span text:style-name="T8">2nd </text:span><text:span text:style-name="T71">C</text:span><text:span text:style-name="T8">oming</text:span>. <text:span text:style-name="T81">Jesus' return will be unexpected. People will be doing what people normally do on a day they do not expect to die. In contrast, the AD 70 destruction of Jerusalem seems very-much the opposite of what Jesus tells us about the days of Noah and Lot.</text:span></text:p>
            </text:list-item>
          </text:list>
        </text:list-item>
      </text:list>
      <text:h text:style-name="P46" text:outline-level="4"><text:soft-page-break/>v31-3<text:span text:style-name="T49">3</text:span><text:span text:style-name="T86"> How to be Prepared for </text:span><text:span text:style-name="T87">that Day</text:span></text:h>
      <text:list text:style-name="L14">
        <text:list-item>
          <text:p text:style-name="P47"><text:span text:style-name="T49">Here</text:span><text:span text:style-name="T48"> in v31-33,</text:span><text:span text:style-name="T49"> I believe Jesus describes </text:span><text:span text:style-name="T48">how to be prepared.</text:span></text:p>
        </text:list-item>
      </text:list>
      <text:p text:style-name="P18"><text:span text:style-name="T13">31.</text:span> <text:span text:style-name="T3">“On </text:span><text:span text:style-name="T12">that day</text:span><text:span text:style-name="T3">, the one who is on the housetop and whose goods are in the house must </text:span><text:span text:style-name="T12">not go down</text:span><text:span text:style-name="T3"> to take them out, and likewise the one who is in the field </text:span><text:span text:style-name="T12">must not</text:span><text:span text:style-name="T3"> turn back.<text:line-break/></text:span><text:span text:style-name="T1">32.</text:span><text:span text:style-name="T3"> "“Remember Lot’s wife."<text:line-break/></text:span><text:span text:style-name="T88">33.</text:span><text:span text:style-name="T89"> "“</text:span><text:span text:style-name="T90">Whoever seeks to keep his [fn]life will lose it</text:span><text:span text:style-name="T89">, and </text:span><text:span text:style-name="T90">whoever loses his life will preserve it</text:span><text:span text:style-name="T89">."</text:span></text:p>
      <text:h text:style-name="P11" text:outline-level="5"><text:span text:style-name="T3">On</text:span> <text:span text:style-name="T12">that day</text:span></text:h>
      <text:p text:style-name="P48"><text:span text:style-name="T91">T</text:span>he previous verse says this is the day the Son of Man is revealed, <text:line-break/>which <text:span text:style-name="T48">seems</text:span> so far as <text:span text:style-name="T13">Christ's 2nd Coming</text:span>.</text:p>
      <text:h text:style-name="P11" text:outline-level="5">Is anyone Fleeing?</text:h>
      <text:list xml:id="list924702543" text:style-name="L15">
        <text:list-item>
          <text:p text:style-name="P49"><text:span text:style-name="T92">We know Lot fled Sodom and Gomorrah. His wife as supposed to, but Jesus does not mention anything about fleeing/running.</text:span></text:p>
        </text:list-item>
      </text:list>
      <text:h text:style-name="P11" text:outline-level="5">Location</text:h>
      <text:h text:style-name="P13" text:outline-level="6">Genesis 19:25-26</text:h>
      <text:p text:style-name="P50"><text:span text:style-name="T1">25. </text:span>And he overthrew those cities, and all the valley, and all the inhabitants of the cities, and what grew on the ground.<text:line-break/><text:span text:style-name="T1">26.</text:span> But Lot’s wife, <text:span text:style-name="T12">behind him</text:span>, looked back, and she became a pillar of salt.</text:p>
      <text:list text:style-name="L16">
        <text:list-item>
          <text:p text:style-name="P51">v24-25 says the cities were burned.</text:p>
        </text:list-item>
        <text:list-item>
          <text:p text:style-name="P51">Lot's wife wasn't killed by the fire rained down on Sodom and Gomorrah.<text:line-break/>She seemed for a moment to have escaped it by fleeing the city.<text:line-break/><text:span text:style-name="T93">She was right "</text:span><text:span text:style-name="T12">behind him</text:span><text:span text:style-name="T93">". She was right behind Lot (a righteous man).</text:span></text:p>
        </text:list-item>
        <text:list-item>
          <text:p text:style-name="P51">Then what killed her?<text:line-break/>She was turned into a pillar of salt, but why?<text:line-break/>Jesus told us - in Luke 17:33.</text:p>
        </text:list-item>
        <text:list-item>
          <text:p text:style-name="P51">Therefore Jesus gave us examples in Luke 17:26-30 of people who were unaware and did not flee. Then we have an example of Lot's wife, who did flee.</text:p>
        </text:list-item>
        <text:list-item>
          <text:p text:style-name="P51">What do they have in common?<text:line-break/>Both scenarios involve the death of the unrightous.</text:p>
        </text:list-item>
        <text:list-item>
          <text:p text:style-name="P51">How do they differ?<text:line-break/>The first group didn't flee.<text:line-break/>Lot's wife did flee.<text:line-break/>But she died anway.</text:p>
        </text:list-item>
        <text:list-item>
          <text:p text:style-name="P51"><text:soft-page-break/>Jesus' point?<text:line-break/><text:span text:style-name="T13">If</text:span> you are <text:span text:style-name="T13">unrighteous</text:span>, <text:span text:style-name="T13">it doesn't matter if you run or not </text:span>- <text:span text:style-name="T93">you</text:span> <text:span text:style-name="T13">won't escape</text:span> <text:span text:style-name="T12">that day</text:span> of the Son of Man.</text:p>
        </text:list-item>
        <text:list-item>
          <text:p text:style-name="P51">You must be righteous.</text:p>
        </text:list-item>
        <text:list-item>
          <text:p text:style-name="P52">We will note later on that Lot and his wife were geographically located next to one another.<text:line-break/>One was taken into judgment, and the other left (remained).</text:p>
        </text:list-item>
      </text:list>
      <text:h text:style-name="P41" text:outline-level="5">Whoever loses his life</text:h>
      <text:list text:continue-list="list924702543" text:style-name="L15">
        <text:list-item text:start-value="1">
          <text:p text:style-name="P53">If Jesus is focusing on "<text:span text:style-name="T12">that day</text:span>" when He returns, either someone is ready or not.</text:p>
        </text:list-item>
        <text:list-item>
          <text:p text:style-name="P53">At this point in time Jesus refers to, Lot's wife was living with the consequences of previous committments that she had. She had not devoted her life to God. She was not willing to put God's will above her own. She lived as if her life was her own - not God's.</text:p>
        </text:list-item>
        <text:list-item>
          <text:p text:style-name="P54">To be prepared for <text:span text:style-name="T94">that day</text:span>, we must count the cost and be willing to put Christ first; He demanded such loyalty.</text:p>
        </text:list-item>
      </text:list>
      <text:h text:style-name="P13" text:outline-level="6">Matthew 10:37-39<text:span text:style-name="T95"> (loyalty required)</text:span></text:h>
      <text:p text:style-name="P55"><text:span text:style-name="T1">37. </text:span>Whoever loves father or mother more than me is not worthy of me, and whoever loves son or daughter more than me is not worthy of me.<text:line-break/><text:span text:style-name="T1">38.</text:span> And whoever does not take his cross and follow me is not worthy of me.<text:line-break/><text:span text:style-name="T1">39. </text:span>Whoever finds his life will lose it, and <text:span text:style-name="T12">whoever loses his life for my sake will find it</text:span>.</text:p>
      <text:list text:style-name="L17">
        <text:list-item>
          <text:p text:style-name="P56">The gift of salvation is free, but it still has conditions. This is not "works-based" salvation. It is "condition-based" salvation. Confession Jesus as Lord is a condition, and so is taking up our cross.</text:p>
        </text:list-item>
        <text:list-item>
          <text:p text:style-name="P57"><text:span text:style-name="T96">If God is destroying something bad</text:span><text:span text:style-name="T97">(Sodom in </text:span><text:span text:style-name="T98">this</text:span><text:span text:style-name="T97"> case</text:span><text:span text:style-name="T98"> - or carnal pleasures of this world opposed to God</text:span><text:span text:style-name="T97">)</text:span><text:span text:style-name="T96">, you shouldn't long for it.<text:line-break/></text:span><text:span text:style-name="T98">We are not to love</text:span><text:span text:style-name="T99"> the things of this world which are perishable/temporal/passing, which God will burn up with fire, </text:span><text:span text:style-name="T98">only to lose out life in the process.</text:span></text:p>
        </text:list-item>
        <text:list-item>
          <text:p text:style-name="P58">Matthew 24<text:span text:style-name="T98">:36-51</text:span> has Jesus talking about how important it is to be ready at any time for His 2nd coming, or it could cost you. Remain in Christ.<text:line-break/>Don't be an unfaithful servant who isn't about the Master's business, counting His delay as an excuse to slack.</text:p>
        </text:list-item>
      </text:list>
      <text:h text:style-name="P59" text:outline-level="5">must not go down<text:span text:style-name="T91">, </text:span>must not turn back</text:h>
      <text:list text:style-name="L18">
        <text:list-item>
          <text:p text:style-name="P60">Once Jesus returns, there is no escape. There is no more work one can do. It's final. If you were prepared, good. If not, then there's nothing you can do at that point.</text:p>
        </text:list-item>
        <text:list-item>
          <text:p text:style-name="P61"><text:span text:style-name="T100">Compare with </text:span><text:span text:style-name="T101">Matthew 24:15-22</text:span><text:span text:style-name="T102">, where we demonstrate speaks of </text:span><text:span text:style-name="T103">70 AD</text:span><text:span text:style-name="T102">.</text:span><text:span text:style-name="T100"><text:line-break/>These verbiages are the same:<text:line-break/></text:span><text:span text:style-name="T101">17.</text:span><text:span text:style-name="T100"> </text:span><text:span text:style-name="T104">“[fn]Whoever is on the housetop </text:span><text:span text:style-name="T105">must not go down</text:span><text:span text:style-name="T104"> to get the things out that are in his </text:span><text:soft-page-break/><text:span text:style-name="T104">house.</text:span><text:span text:style-name="T100"><text:line-break/></text:span><text:span text:style-name="T101">18.</text:span><text:span text:style-name="T100"> </text:span><text:span text:style-name="T104">“And [fn]whoever is in the field must </text:span><text:span text:style-name="T105">not turn back</text:span><text:span text:style-name="T104"> to get his garment.</text:span></text:p>
        </text:list-item>
      </text:list>
      <text:list text:style-name="L19">
        <text:list-item>
          <text:list>
            <text:list-item>
              <text:list>
                <text:list-item>
                  <text:p text:style-name="P62">That Matthew 24 section is talking about what the Christian Jews should do when they see the abomination of desolation<text:span text:style-name="T102"> from Matthew 24:15, immedaitely preceeding it</text:span> (which Luke translates as the armies surrounding Jerusalem in Luke 21).</text:p>
                </text:list-item>
              </text:list>
            </text:list-item>
          </text:list>
        </text:list-item>
        <text:list-item>
          <text:p text:style-name="P63"><text:span text:style-name="T106">Notice that </text:span><text:span text:style-name="T107">Matthew 24:16</text:span><text:span text:style-name="T106"> is </text:span><text:span text:style-name="T108">not</text:span><text:span text:style-name="T106"> </text:span><text:span text:style-name="T108">mentioned</text:span><text:span text:style-name="T106">.<text:line-break/></text:span><text:span text:style-name="T107">16. </text:span><text:span text:style-name="T109">then </text:span><text:span text:style-name="T108">those</text:span><text:span text:style-name="T109"> who are </text:span><text:span text:style-name="T108">in Judea must flee</text:span><text:span text:style-name="T109"> to the mountains.</text:span></text:p>
          <text:list>
            <text:list-item>
              <text:list>
                <text:list-item>
                  <text:p text:style-name="P63"><text:span text:style-name="T110">In </text:span><text:span text:style-name="T111">t</text:span><text:span text:style-name="T110">his </text:span><text:span text:style-name="T111">Luke 17</text:span><text:span text:style-name="T110"> passage, Jesus does </text:span><text:span text:style-name="T108">not tell</text:span><text:span text:style-name="T110"> anyone to </text:span><text:span text:style-name="T108">run</text:span><text:span text:style-name="T110">.<text:line-break/></text:span><text:span text:style-name="T112">And the unrighteous Lot's wife who did flee died anway - because she was unrighteous.</text:span><text:span text:style-name="T110"><text:line-break/></text:span><text:span text:style-name="T113">You can't run/flee from Jesus' 2nd coming.</text:span></text:p>
                </text:list-item>
                <text:list-item>
                  <text:p text:style-name="P62">Matthew 24:<text:span text:style-name="T114">22</text:span> says "<text:span text:style-name="T12">those days</text:span>" – Luke 17 says "<text:span text:style-name="T12">that day</text:span>".<text:line-break/>Jesus 2nd coming is <text:span text:style-name="T48">at </text:span>"an hour" <text:span text:style-name="T48">on a specific/singular </text:span>day.<text:line-break/>AD 70 was "those days"<text:span text:style-name="T48"> - plural.</text:span></text:p>
                </text:list-item>
                <text:list-item>
                  <text:p text:style-name="P62">Matthew 24 talks about pregnant women, winter and Sabbath travel being problematic.<text:line-break/>Luke 17 says nothing of those, since those are travel problems.<text:line-break/>With <text:span text:style-name="T16">Jesus</text:span>' <text:span text:style-name="T16">2nd coming</text:span>, <text:span text:style-name="T16">fleeing</text:span> is <text:span text:style-name="T16">not</text:span> mentioned, nor would it <text:span text:style-name="T16">help</text:span>.</text:p>
                </text:list-item>
                <text:list-item>
                  <text:p text:style-name="P62">Luke 17 says nothing about tribulation, but hints at giving up all for Christ, even up to your life in v33, which is how you prepare for Jesus' 2nd coming</text:p>
                </text:list-item>
                <text:list-item>
                  <text:p text:style-name="P64"><text:span text:style-name="T115">M</text:span>aybe Jesus is trying to say that if you aren't already ready for His 2nd coming, waiting until He comes will be too late. <text:line-break/><text:span text:style-name="T106">This passage does not say that running/fleeing is an option to escape this coming of Jesus.</text:span></text:p>
                </text:list-item>
              </text:list>
            </text:list-item>
          </text:list>
        </text:list-item>
      </text:list>
      <text:h text:style-name="P13" text:outline-level="6">Verdict:<text:span text:style-name="T116"> </text:span><text:span text:style-name="T31">2nd </text:span><text:span text:style-name="T117">C</text:span><text:span text:style-name="T31">oming</text:span></text:h>
      <text:p text:style-name="P16">Does this verse lean toward <text:span text:style-name="T118">AD 70</text:span> or Christ's <text:span text:style-name="T119">2nd </text:span><text:span text:style-name="T120">C</text:span><text:span text:style-name="T119">oming</text:span>?</text:p>
      <text:list text:continue-list="list184608985302115" text:style-name="L4">
        <text:list-item text:start-value="1">
          <text:p text:style-name="P17"><text:span text:style-name="T5">AD 70</text:span><text:span text:style-name="T13">: </text:span><text:span text:style-name="T121">Was the </text:span><text:span text:style-name="T122">AD 70</text:span><text:span text:style-name="T121"> destruction of Jerusalem unexpected? Could you escape it by running? Was it swift destruction? These characteristics do not fit.</text:span></text:p>
        </text:list-item>
        <text:list-item>
          <text:p text:style-name="P17"><text:span text:style-name="T8">Jesus' 2nd </text:span><text:span text:style-name="T117">C</text:span><text:span text:style-name="T8">oming</text:span><text:span text:style-name="T13">: </text:span><text:span text:style-name="T121">The unrighteous of Noah and Lot's day did not survive. Lot's wife fled and surived the fire from heaven on the Sodom and Gomorrah, but even she did not escape. When God judges, running will not escape His justice. Recall the Old Testament passage which speaks of the man who runs from battle, goes home, and dies from a snake in his house. With the </text:span><text:span text:style-name="T123">2nd </text:span><text:span text:style-name="T124">C</text:span><text:span text:style-name="T123">oming</text:span><text:span text:style-name="T121"> of Christ, running is futile. Jesus cited rigtheous living as how to prepare. Not running.</text:span></text:p>
        </text:list-item>
        <text:list-item>
          <text:p text:style-name="P17"><text:span text:style-name="T13">Verdict: </text:span><text:span text:style-name="T8">2nd </text:span><text:span text:style-name="T117">C</text:span><text:span text:style-name="T8">oming</text:span>. <text:span text:style-name="T116">The characteristics of the text demand Jesus is speaking of His return, not His coming in judgment of Jerusalem in </text:span><text:span text:style-name="T125">AD 70</text:span><text:span text:style-name="T116">.</text:span></text:p>
        </text:list-item>
      </text:list>
      <text:h text:style-name="P65" text:outline-level="3">V<text:bookmark-start text:name="__RefHeading___Toc155273_573321154"/>34-37 That Night<text:bookmark-end text:name="__RefHeading___Toc155273_573321154"/></text:h>
      <text:p text:style-name="P12"><text:span text:style-name="T126">34. </text:span><text:span text:style-name="T89">"I tell you, </text:span><text:span text:style-name="T90">on that night</text:span><text:span text:style-name="T89"> there will be two in one bed; </text:span><text:span text:style-name="T90">one</text:span><text:span text:style-name="T89"> will be </text:span><text:span text:style-name="T90">taken</text:span><text:span text:style-name="T89"> and the </text:span><text:span text:style-name="T90">other</text:span><text:span text:style-name="T89"> will be </text:span><text:span text:style-name="T90">left</text:span><text:span text:style-name="T89">.<text:line-break/></text:span><text:span text:style-name="T126">35. </text:span><text:span text:style-name="T89">"There will be two women grinding [grain] at the same place; </text:span><text:span text:style-name="T90">one</text:span><text:span text:style-name="T89"> will be </text:span><text:span text:style-name="T90">taken</text:span><text:span text:style-name="T89"> and the </text:span><text:span text:style-name="T90">other</text:span><text:span text:style-name="T89"> will </text:span><text:soft-page-break/><text:span text:style-name="T89">be </text:span><text:span text:style-name="T90">left</text:span><text:span text:style-name="T89">.<text:line-break/></text:span><text:span text:style-name="T126">36.</text:span><text:span text:style-name="T127"> </text:span><text:span text:style-name="T89">["Two men will be in the field; </text:span><text:span text:style-name="T90">one</text:span><text:span text:style-name="T89"> will be </text:span><text:span text:style-name="T90">taken</text:span><text:span text:style-name="T89"> and the </text:span><text:span text:style-name="T90">other</text:span><text:span text:style-name="T89"> will be </text:span><text:span text:style-name="T90">left</text:span><text:span text:style-name="T89">."]<text:line-break/></text:span><text:span text:style-name="T126">37.</text:span><text:span text:style-name="T127"> </text:span><text:span text:style-name="T89">And answering they said to Him, "</text:span><text:span text:style-name="T90">Where</text:span><text:span text:style-name="T89">, Lord?" And He said to them, "</text:span><text:span text:style-name="T90">Where</text:span><text:span text:style-name="T89"> the </text:span><text:span text:style-name="T90">body</text:span><text:span text:style-name="T89"> [is], there </text:span><text:span text:style-name="T90">also</text:span><text:span text:style-name="T89"> the </text:span><text:span text:style-name="T90">vultures</text:span><text:span text:style-name="T89"> will be gathered."</text:span></text:p>
      <text:h text:style-name="P66" text:outline-level="5">on that night<text:span text:style-name="T128"> </text:span><text:span text:style-name="T129">(unexpected)</text:span></text:h>
      <text:list text:style-name="L20">
        <text:list-item>
          <text:p text:style-name="P67"><text:span text:style-name="T130">v27</text:span><text:span text:style-name="T131"> ... </text:span><text:span text:style-name="T132">the day</text:span><text:span text:style-name="T10"> that </text:span><text:span text:style-name="T132">Noah</text:span><text:span text:style-name="T10"> entered the ark, and the flood came and destroyed them all<text:line-break/></text:span><text:span text:style-name="T133">v29 </text:span><text:span text:style-name="T134">...</text:span><text:span text:style-name="T132">the day</text:span><text:span text:style-name="T10"> that </text:span><text:span text:style-name="T132">Lot</text:span><text:span text:style-name="T10"> went out from Sodom it rained fire and brimstone from heaven</text:span><text:span text:style-name="T135">...</text:span><text:span text:style-name="T13"><text:line-break/>30. </text:span><text:span text:style-name="T10">“It will be [fn]just the same on</text:span><text:span text:style-name="T132"> the day</text:span><text:span text:style-name="T10"> that the Son of Man is revealed.</text:span><text:span text:style-name="T13"><text:line-break/>31.</text:span> <text:span text:style-name="T3">“On </text:span><text:span text:style-name="T12">that day</text:span><text:span text:style-name="T3">, </text:span></text:p>
        </text:list-item>
        <text:list-item>
          <text:p text:style-name="P68">Jesus up to this point was talking about a point in time "the day" for the days of Noah and Lot, then spoke of a future day <text:span text:style-name="T55">that the Son of Man is revealed</text:span>.</text:p>
        </text:list-item>
        <text:list-item>
          <text:p text:style-name="P68">But why night? Why the change here?<text:line-break/>Remember the previous them from Noah + Lot's days.<text:line-break/>The unrighteous were caught off guard when they perished; it was unexpected.</text:p>
        </text:list-item>
      </text:list>
      <text:h text:style-name="P41" text:outline-level="5">Grinding grain<text:span text:style-name="T128"> </text:span><text:span text:style-name="T129">(unexpected)</text:span></text:h>
      <text:list text:style-name="L21">
        <text:list-item>
          <text:p text:style-name="P69">You grind grain during the day. </text:p>
        </text:list-item>
        <text:list-item>
          <text:p text:style-name="P70">Also, Christ's return at night or during the day.</text:p>
        </text:list-item>
        <text:list-item>
          <text:p text:style-name="P70">We also get the inference that Jesus was aware that there are night and day cycles on the Earth, where on one side of the earth, people are sleeping - where on the other side, people are in daylight doing normal work.</text:p>
        </text:list-item>
      </text:list>
      <text:h text:style-name="P41" text:outline-level="5">In the field</text:h>
      <text:list text:style-name="L22">
        <text:list-item>
          <text:p text:style-name="P71">Night, day, women, men... It seems Jesus is clearing any ambiguity of who is included in this ordeal.<text:span text:style-name="T136"> Note that some manuscipts indicate v36 is not in the orgiginal text; if not, the meaning seems still unaffected.</text:span></text:p>
        </text:list-item>
      </text:list>
      <text:h text:style-name="P41" text:outline-level="5">One taken</text:h>
      <text:list text:style-name="L23">
        <text:list-item>
          <text:p text:style-name="P72">The unrighteous of Lot and Noah's day (time period)... who was taken?</text:p>
        </text:list-item>
        <text:list-item>
          <text:p text:style-name="P72">One could say Noah and Lot were taken in to safety in that they were saved.</text:p>
        </text:list-item>
        <text:list-item>
          <text:p text:style-name="P73"><text:span text:style-name="T137">But was that the part Jesus was focusing on? What did Jesus say?<text:line-break/></text:span><text:span text:style-name="T50">27.</text:span><text:span text:style-name="T54"> </text:span><text:span text:style-name="T55">they were eating, they were drinking, they were marrying, they were being given in marriage, until the day that Noah entered the ark, and </text:span><text:span text:style-name="T56">the flood came and destroyed them all</text:span><text:span text:style-name="T55">.<text:line-break/></text:span><text:span text:style-name="T50">29.</text:span><text:span text:style-name="T54"> </text:span><text:span text:style-name="T55">but on the day that Lot went out from Sodom it rained </text:span><text:span text:style-name="T56">fire and brimstone from heaven</text:span><text:span text:style-name="T55"> and </text:span><text:span text:style-name="T56">destroyed them all</text:span><text:span text:style-name="T55">.</text:span></text:p>
        </text:list-item>
        <text:list-item>
          <text:p text:style-name="P74"><text:soft-page-break/>Who were the ones being taken?<text:line-break/>The unrightous.<text:line-break/>Taken where? keep reading...</text:p>
        </text:list-item>
      </text:list>
      <text:h text:style-name="P13" text:outline-level="6"><text:bookmark-start text:name="__RefHeading___Toc286118_2981539287"/>Who is taken? The <text:span text:style-name="T138">wicked.</text:span><text:bookmark-end text:name="__RefHeading___Toc286118_2981539287"/></text:h>
      <text:h text:style-name="P75" text:outline-level="7"><text:span text:style-name="T139">Matthew 24:37-</text:span><text:span text:style-name="T140">41</text:span><text:span text:style-name="T141"> (compare)</text:span></text:h>
      <text:p text:style-name="P12"><text:span text:style-name="T139">37.</text:span><text:span text:style-name="T142"> </text:span><text:span text:style-name="T67">"For just as the </text:span><text:span text:style-name="T65">days</text:span><text:span text:style-name="T66"> of Noah</text:span><text:span text:style-name="T67"> were, </text:span><text:span text:style-name="T66">so</text:span><text:span text:style-name="T67"> the </text:span><text:span text:style-name="T66">coming</text:span><text:span text:style-name="T67"> of the </text:span><text:span text:style-name="T66">Son of Man </text:span><text:span text:style-name="T67">will </text:span><text:span text:style-name="T66">be</text:span><text:span text:style-name="T67">.</text:span><text:span text:style-name="T142"><text:line-break/></text:span><text:span text:style-name="T139">38.</text:span><text:span text:style-name="T142"> </text:span><text:span text:style-name="T67">"For as in </text:span><text:span text:style-name="T65">those</text:span><text:span text:style-name="T66"> </text:span><text:span text:style-name="T65">days</text:span><text:span text:style-name="T66"> before</text:span><text:span text:style-name="T67"> </text:span><text:span text:style-name="T66">the flood</text:span><text:span text:style-name="T67"> </text:span><text:span text:style-name="T143">they</text:span><text:span text:style-name="T67"> were eating and drinking, marrying and giving in marriage, </text:span><text:span text:style-name="T66">until</text:span><text:span text:style-name="T67"> </text:span><text:span text:style-name="T65">the</text:span><text:span text:style-name="T66"> </text:span><text:span text:style-name="T65">day</text:span><text:span text:style-name="T66"> </text:span><text:span text:style-name="T67">that Noah entered the ark,</text:span><text:span text:style-name="T142"><text:line-break/></text:span><text:span text:style-name="T139">39.</text:span><text:span text:style-name="T144"> </text:span><text:span text:style-name="T67">and </text:span><text:span text:style-name="T143">they</text:span><text:span text:style-name="T67"> did not understand until the flood came and </text:span><text:span text:style-name="T66">took </text:span><text:span text:style-name="T143">them</text:span><text:span text:style-name="T67"> all </text:span><text:span text:style-name="T66">away</text:span><text:span text:style-name="T67">; </text:span><text:span text:style-name="T66">so will</text:span><text:span text:style-name="T67"> the </text:span><text:span text:style-name="T66">coming</text:span><text:span text:style-name="T67"> of the </text:span><text:span text:style-name="T66">Son of Man be</text:span><text:span text:style-name="T67">.</text:span><text:span text:style-name="T142"><text:line-break/></text:span><text:span text:style-name="T139">40.</text:span><text:span text:style-name="T142"> </text:span><text:span text:style-name="T67">"Then there will be two in the field; one will be </text:span><text:span text:style-name="T66">taken</text:span><text:span text:style-name="T67">, and one will be left.</text:span><text:span text:style-name="T142"><text:line-break/></text:span><text:span text:style-name="T139">41.</text:span><text:span text:style-name="T144"> </text:span><text:span text:style-name="T67">"Two women [will be] grinding [grain] at the mill; one will be </text:span><text:span text:style-name="T66">taken</text:span><text:span text:style-name="T67"> and one will be left.</text:span></text:p>
      <text:list text:style-name="L24">
        <text:list-item>
          <text:p text:style-name="P76"><text:span text:style-name="T145">In this rendition of Noah's flood, those who are </text:span><text:span text:style-name="T146">taken</text:span><text:span text:style-name="T147"> away</text:span><text:span text:style-name="T145">, are taken into judgment. <text:line-break/>They died.</text:span></text:p>
        </text:list-item>
      </text:list>
      <text:h text:style-name="P10" text:outline-level="4">v37 on that night</text:h>
      <text:p text:style-name="P77"><text:span text:style-name="T69">34. </text:span><text:span text:style-name="T148">"I tell you, </text:span><text:span text:style-name="T149">on that night</text:span><text:span text:style-name="T148"> there will be two in one bed; </text:span><text:span text:style-name="T149">one</text:span><text:span text:style-name="T148"> will be </text:span><text:span text:style-name="T149">taken</text:span><text:span text:style-name="T148"> and the </text:span><text:span text:style-name="T149">other</text:span><text:span text:style-name="T148"> will be </text:span><text:span text:style-name="T149">left</text:span><text:span text:style-name="T148">.</text:span></text:p>
      <text:h text:style-name="P66" text:outline-level="5">on that night</text:h>
      <text:list xml:id="list184607701455729" text:continue-list="list1771328467" text:style-name="L13">
        <text:list-item text:start-value="1">
          <text:p text:style-name="P78"><text:span text:style-name="T106">People are usually in bed at night.<text:line-break/>But what about v36 with 2 men in the field?<text:line-break/>People were in the fields during the day, not night.<text:line-break/></text:span><text:span text:style-name="T150">Does this presuppose knowledge of the roundness of the earth, where Christ's 2nd coming will happen when some people are sleeping on one side of the earth, and others awake on the other side of the earth?<text:line-break/>Jesus would know th</text:span><text:span text:style-name="T138">e earth was round to say that</text:span><text:span text:style-name="T150">, of course.<text:line-break/></text:span><text:span text:style-name="T138">Jesus' 2nd coming is a world-wide event, not an event limited to Jerusalem as was AD 70.</text:span></text:p>
        </text:list-item>
      </text:list>
      <text:h text:style-name="P10" text:outline-level="4">v37 Where, Lord? <text:span text:style-name="T136">-</text:span> vultures</text:h>
      <text:p text:style-name="P77"><text:span text:style-name="T13">37.</text:span> <text:span text:style-name="T3">And answering they said to Him, "</text:span><text:span text:style-name="T12">Where</text:span><text:span text:style-name="T3">, Lord?" And He said to them, "</text:span><text:span text:style-name="T12">Where</text:span><text:span text:style-name="T3"> the </text:span><text:span text:style-name="T12">body</text:span><text:span text:style-name="T3"> [is], there </text:span><text:span text:style-name="T12">also</text:span><text:span text:style-name="T3"> the </text:span><text:span text:style-name="T12">vultures</text:span><text:span text:style-name="T3"> will be gathered."</text:span></text:p>
      <text:list xml:id="list184607435109890" text:continue-numbering="true" text:style-name="L13">
        <text:list-item text:start-value="1">
          <text:p text:style-name="P79"><text:span text:style-name="T151">When Jesus said they would be taken, his disciples asked where they would be taken to.<text:line-break/>To death. The vultures/eagles are where the dead people(corpses) are.</text:span></text:p>
        </text:list-item>
      </text:list>
      <text:h text:style-name="P11" text:outline-level="5">Job 39:27-30 <text:span text:style-name="T152">(where the slain are, there is he)</text:span></text:h>
      <text:p text:style-name="P80"><text:span text:style-name="T13">30.</text:span> <text:span text:style-name="T3">“His young ones also suck up blood;<text:line-break/>And </text:span><text:span text:style-name="T153">where the slain are, there is he</text:span><text:span text:style-name="T3">.”</text:span></text:p>
      <text:list text:continue-numbering="true" text:style-name="L13">
        <text:list-item text:start-value="1">
          <text:p text:style-name="P81">Both eagles and vultures eat dead animals.</text:p>
        </text:list-item>
        <text:list-item>
          <text:p text:style-name="P78"><text:soft-page-break/><text:span text:style-name="T12">Where</text:span><text:span text:style-name="T3"> the </text:span><text:span text:style-name="T12">body</text:span><text:span text:style-name="T3"> [is], there </text:span><text:span text:style-name="T12">also</text:span><text:span text:style-name="T3"> the </text:span><text:span text:style-name="T12">vultures</text:span><text:span text:style-name="T3"> will be gathered<text:line-break/></text:span><text:span text:style-name="T154">could have been a proverb of the day that people said.<text:line-break/>It would be similar to us saying "where there is smoke, there is fire".</text:span></text:p>
          <text:list>
            <text:list-item>
              <text:p text:style-name="P82">The vultures are where the dead bodies are.<text:line-break/><text:span text:style-name="T155">They shouldn't be hard to find. Look for the eagles/vultures.</text:span></text:p>
            </text:list-item>
          </text:list>
        </text:list-item>
        <text:list-item>
          <text:p text:style-name="P83">The ones taken are the ones who are judged – <text:span text:style-name="T156">killed – destroyed, like the people taken in the flood</text:span><text:span text:style-name="T136"> or destroyed in Sodom and Gomorrah</text:span>.</text:p>
        </text:list-item>
        <text:list-item>
          <text:p text:style-name="P83">The rest are left unharmed.</text:p>
        </text:list-item>
      </text:list>
      <text:h text:style-name="P2" text:outline-level="3"><text:span text:style-name="T157">v22-37 </text:span>Conclusion</text:h>
      <text:list text:style-name="L25">
        <text:list-item>
          <text:p text:style-name="P84"><text:span text:style-name="T157">Luke 17:22-37 speak</text:span><text:span text:style-name="T158">s</text:span><text:span text:style-name="T157"> of Jesus' </text:span><text:span text:style-name="T159">2nd Coming</text:span><text:span text:style-name="T157"> and Jesus tells His disciples how </text:span><text:span text:style-name="T158">they (and by extension we)</text:span><text:span text:style-name="T157"> can be prepared for that day.</text:span></text:p>
        </text:list-item>
        <text:list-item>
          <text:p text:style-name="P85">Also, <text:span text:style-name="T13">notice</text:span> Jesus says <text:span text:style-name="T13">nothing</text:span> about a <text:span text:style-name="T160">temple</text:span> or <text:span text:style-name="T160">abomination</text:span> in this chapter</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left="-0.4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chapter">
      <style:paragraph-properties fo:margin-left="-0.2in"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chapter">
      <style:paragraph-properties fo:margin-left="-0.3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chapter">
      <style:paragraph-properties fo:margin-lef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Numbering_20_Symbols" style:display-name="Numbering Symbols" style:family="text">
      <style:text-properties fo:color="#000000" loext:opacity="100%" fo:font-style="normal" fo:font-weight="normal" style:font-style-asian="normal" style:font-weight-asian="normal" style:font-style-complex="normal" style:font-weight-complex="norma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9T18:45:49.303205400</meta:creation-date>
    <dc:date>2025-08-19T18:46:07.037839500</dc:date>
    <meta:editing-duration>PT18S</meta:editing-duration>
    <meta:editing-cycles>1</meta:editing-cycles>
    <meta:document-statistic meta:table-count="0" meta:image-count="0" meta:object-count="0" meta:page-count="12" meta:paragraph-count="174" meta:word-count="4590" meta:character-count="24187" meta:non-whitespace-character-count="19855"/>
    <meta:generator>LibreOffice/25.2.5.2$Windows_X86_64 LibreOffice_project/03d19516eb2e1dd5d4ccd751a0d6f35f35e08022</meta:generator>
  </office:meta>
</office:document-meta>
</file>